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4.03pt" svg:y="358.44pt">
            <loext:p draw:notify-on-update-of-ranges="Sheet1.A16:Sheet1.A27 Sheet1.B15:Sheet1.B15 Sheet1.B16:Sheet1.B27 Sheet1.A16:Sheet1.A27 Sheet1.C15:Sheet1.C15 Sheet1.C16:Sheet1.C27 Sheet1.A16:Sheet1.A27 Sheet1.D15:Sheet1.D15 Sheet1.D16:Sheet1.D27 Sheet1.A16:Sheet1.A27 Sheet1.E15:Sheet1.E15 Sheet1.E16:Sheet1.E27 Sheet1.A16:Sheet1.A27 Sheet1.F15:Sheet1.F15 Sheet1.F16:Sheet1.F27 Sheet1.A16:Sheet1.A27 Sheet1.G15:Sheet1.G15 Sheet1.G16:Sheet1.G27 Sheet1.A16:Sheet1.A27 Sheet1.H15:Sheet1.H15 Sheet1.H16:Sheet1.H27 Sheet1.A16:Sheet1.A27 Sheet1.I15:Sheet1.I15 Sheet1.I16:Sheet1.I27 Sheet1.A16:Sheet1.A27 Sheet1.J15:Sheet1.J15 Sheet1.J16:Sheet1.J27 Sheet1.A16:Sheet1.A27 Sheet1.K15:Sheet1.K15 Sheet1.K16:Sheet1.K27 Sheet1.A16:Sheet1.A27 Sheet1.L15:Sheet1.L15 Sheet1.L16:Sheet1.L27 Sheet1.A16:Sheet1.A27 Sheet1.M15:Sheet1.M15 Sheet1.M16:Sheet1.M27 Sheet1.A16:Sheet1.A27 Sheet1.N15:Sheet1.N15 Sheet1.N16:Sheet1.N27 Sheet1.A16:Sheet1.A27 Sheet1.O15:Sheet1.O15 Sheet1.O16:Sheet1.O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76.03pt" svg:y="358.44pt">
            <loext:p draw:notify-on-update-of-ranges="Sheet1.A16:Sheet1.A27 Sheet1.B15:Sheet1.B15 Sheet1.B16:Sheet1.B27 Sheet1.A16:Sheet1.A27 Sheet1.C15:Sheet1.C15 Sheet1.C16:Sheet1.C27 Sheet1.A16:Sheet1.A27 Sheet1.D15:Sheet1.D15 Sheet1.D16:Sheet1.D27 Sheet1.A16:Sheet1.A27 Sheet1.E15:Sheet1.E15 Sheet1.E16:Sheet1.E27 Sheet1.A16:Sheet1.A27 Sheet1.F15:Sheet1.F15 Sheet1.F16:Sheet1.F27 Sheet1.A16:Sheet1.A27 Sheet1.G15:Sheet1.G15 Sheet1.G16:Sheet1.G27 Sheet1.A16:Sheet1.A27 Sheet1.H15:Sheet1.H15 Sheet1.H16:Sheet1.H27 Sheet1.A16:Sheet1.A27 Sheet1.I15:Sheet1.I15 Sheet1.I16:Sheet1.I27 Sheet1.A16:Sheet1.A27 Sheet1.J15:Sheet1.J15 Sheet1.J16:Sheet1.J27 Sheet1.A16:Sheet1.A27 Sheet1.K15:Sheet1.K15 Sheet1.K16:Sheet1.K27 Sheet1.A16:Sheet1.A27 Sheet1.L15:Sheet1.L15 Sheet1.L16:Sheet1.L27 Sheet1.A16:Sheet1.A27 Sheet1.M15:Sheet1.M15 Sheet1.M16:Sheet1.M27 Sheet1.A16:Sheet1.A27 Sheet1.N15:Sheet1.N15 Sheet1.N16:Sheet1.N27 Sheet1.A16:Sheet1.A27 Sheet1.O15:Sheet1.O15 Sheet1.O16:Sheet1.O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0-body</text:p>
          </table:table-cell>
          <table:table-cell office:value-type="string" calcext:value-type="string">
            <text:p>1-body</text:p>
          </table:table-cell>
          <table:table-cell office:value-type="string" calcext:value-type="string">
            <text:p>2-body</text:p>
          </table:table-cell>
          <table:table-cell office:value-type="string" calcext:value-type="string">
            <text:p>3-body</text:p>
          </table:table-cell>
          <table:table-cell office:value-type="string" calcext:value-type="string">
            <text:p>4-body</text:p>
          </table:table-cell>
          <table:table-cell office:value-type="string" calcext:value-type="string">
            <text:p>5-body</text:p>
          </table:table-cell>
          <table:table-cell office:value-type="string" calcext:value-type="string">
            <text:p>6-body</text:p>
          </table:table-cell>
          <table:table-cell office:value-type="string" calcext:value-type="string">
            <text:p>7-body</text:p>
          </table:table-cell>
          <table:table-cell office:value-type="string" calcext:value-type="string">
            <text:p>8-body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NB0(2)</text:p>
          </table:table-cell>
          <table:table-cell office:value-type="string" calcext:value-type="string">
            <text:p>NB1(2)</text:p>
          </table:table-cell>
          <table:table-cell office:value-type="string" calcext:value-type="string">
            <text:p>NB2(2)</text:p>
          </table:table-cell>
          <table:table-cell office:value-type="string" calcext:value-type="string">
            <text:p>NB3(2)</text:p>
          </table:table-cell>
          <table:table-cell office:value-type="string" calcext:value-type="string">
            <text:p>NB4(2)</text:p>
          </table:table-cell>
        </table:table-row>
        <table:table-row table:style-name="ro1">
          <table:table-cell table:formula="of:=1/64" office:value-type="float" office:value="0.015625" calcext:value-type="float">
            <text:p>0.0156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0202774" calcext:value-type="float">
            <text:p>-18.00202774</text:p>
          </table:table-cell>
          <table:table-cell office:value-type="float" office:value="-18.00202777" calcext:value-type="float">
            <text:p>-18.00202777</text:p>
          </table:table-cell>
          <table:table-cell table:number-columns-repeated="6" office:value-type="float" office:value="-18.00202853" calcext:value-type="float">
            <text:p>-18.00202853</text:p>
          </table:table-cell>
          <table:table-cell/>
          <table:table-cell table:number-columns-repeated="2" office:value-type="float" office:value="-18.00201416" calcext:value-type="float">
            <text:p>-18.00201416</text:p>
          </table:table-cell>
          <table:table-cell table:number-columns-repeated="3" office:value-type="float" office:value="-18.00202853" calcext:value-type="float">
            <text:p>-18.00202853</text:p>
          </table:table-cell>
        </table:table-row>
        <table:table-row table:style-name="ro1">
          <table:table-cell table:formula="of:=[.A2]*2" office:value-type="float" office:value="0.03125" calcext:value-type="float">
            <text:p>0.031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0815926" calcext:value-type="float">
            <text:p>-18.00815926</text:p>
          </table:table-cell>
          <table:table-cell office:value-type="float" office:value="-18.00815971" calcext:value-type="float">
            <text:p>-18.00815971</text:p>
          </table:table-cell>
          <table:table-cell table:number-columns-repeated="6" office:value-type="float" office:value="-18.00817213" calcext:value-type="float">
            <text:p>-18.00817213</text:p>
          </table:table-cell>
          <table:table-cell/>
          <table:table-cell table:number-columns-repeated="2" office:value-type="float" office:value="-18.00805664" calcext:value-type="float">
            <text:p>-18.00805664</text:p>
          </table:table-cell>
          <table:table-cell office:value-type="float" office:value="-18.00817191" calcext:value-type="float">
            <text:p>-18.00817191</text:p>
          </table:table-cell>
          <table:table-cell office:value-type="float" office:value="-18.00817192" calcext:value-type="float">
            <text:p>-18.00817192</text:p>
          </table:table-cell>
          <table:table-cell office:value-type="float" office:value="-18.00817213" calcext:value-type="float">
            <text:p>-18.00817213</text:p>
          </table:table-cell>
        </table:table-row>
        <table:table-row table:style-name="ro1">
          <table:table-cell table:formula="of:=[.A3]*2" office:value-type="float" office:value="0.0625" calcext:value-type="float">
            <text:p>0.06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3294513" calcext:value-type="float">
            <text:p>-18.03294513</text:p>
          </table:table-cell>
          <table:table-cell office:value-type="float" office:value="-18.03295265" calcext:value-type="float">
            <text:p>-18.03295265</text:p>
          </table:table-cell>
          <table:table-cell office:value-type="float" office:value="-18.03315783" calcext:value-type="float">
            <text:p>-18.03315783</text:p>
          </table:table-cell>
          <table:table-cell office:value-type="float" office:value="-18.03315789" calcext:value-type="float">
            <text:p>-18.03315789</text:p>
          </table:table-cell>
          <table:table-cell table:number-columns-repeated="4" office:value-type="float" office:value="-18.03315833" calcext:value-type="float">
            <text:p>-18.03315833</text:p>
          </table:table-cell>
          <table:table-cell/>
          <table:table-cell table:number-columns-repeated="2" office:value-type="float" office:value="-18.03222656" calcext:value-type="float">
            <text:p>-18.03222656</text:p>
          </table:table-cell>
          <table:table-cell office:value-type="float" office:value="-18.03314973" calcext:value-type="float">
            <text:p>-18.03314973</text:p>
          </table:table-cell>
          <table:table-cell office:value-type="float" office:value="-18.03315025" calcext:value-type="float">
            <text:p>-18.03315025</text:p>
          </table:table-cell>
          <table:table-cell office:value-type="float" office:value="-18.03315832" calcext:value-type="float">
            <text:p>-18.03315832</text:p>
          </table:table-cell>
        </table:table-row>
        <table:table-row table:style-name="ro1">
          <table:table-cell table:formula="of:=[.A4]*2" office:value-type="float" office:value="0.125" calcext:value-type="float">
            <text:p>0.1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13289196" calcext:value-type="float">
            <text:p>-18.13289196</text:p>
          </table:table-cell>
          <table:table-cell office:value-type="float" office:value="-18.13302032" calcext:value-type="float">
            <text:p>-18.13302032</text:p>
          </table:table-cell>
          <table:table-cell office:value-type="float" office:value="-18.13643138" calcext:value-type="float">
            <text:p>-18.13643138</text:p>
          </table:table-cell>
          <table:table-cell office:value-type="float" office:value="-18.13643613" calcext:value-type="float">
            <text:p>-18.13643613</text:p>
          </table:table-cell>
          <table:table-cell office:value-type="float" office:value="-18.13646805" calcext:value-type="float">
            <text:p>-18.13646805</text:p>
          </table:table-cell>
          <table:table-cell office:value-type="float" office:value="-18.13646809" calcext:value-type="float">
            <text:p>-18.13646809</text:p>
          </table:table-cell>
          <table:table-cell table:number-columns-repeated="2" office:value-type="float" office:value="-18.13646821" calcext:value-type="float">
            <text:p>-18.13646821</text:p>
          </table:table-cell>
          <table:table-cell/>
          <table:table-cell table:number-columns-repeated="2" office:value-type="float" office:value="-18.12890625" calcext:value-type="float">
            <text:p>-18.12890625</text:p>
          </table:table-cell>
          <table:table-cell office:value-type="float" office:value="-18.13611159" calcext:value-type="float">
            <text:p>-18.13611159</text:p>
          </table:table-cell>
          <table:table-cell office:value-type="float" office:value="-18.1361328" calcext:value-type="float">
            <text:p>-18.1361328</text:p>
          </table:table-cell>
          <table:table-cell office:value-type="float" office:value="-18.13646579" calcext:value-type="float">
            <text:p>-18.13646579</text:p>
          </table:table-cell>
        </table:table-row>
        <table:table-row table:style-name="ro1">
          <table:table-cell table:formula="of:=[.A5]*2" office:value-type="float" office:value="0.25" calcext:value-type="float">
            <text:p>0.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51944651" calcext:value-type="float">
            <text:p>-18.51944651</text:p>
          </table:table-cell>
          <table:table-cell office:value-type="float" office:value="-18.52143953" calcext:value-type="float">
            <text:p>-18.52143953</text:p>
          </table:table-cell>
          <table:table-cell office:value-type="float" office:value="-18.57430777" calcext:value-type="float">
            <text:p>-18.57430777</text:p>
          </table:table-cell>
          <table:table-cell office:value-type="float" office:value="-18.57468275" calcext:value-type="float">
            <text:p>-18.57468275</text:p>
          </table:table-cell>
          <table:table-cell office:value-type="float" office:value="-18.57704943" calcext:value-type="float">
            <text:p>-18.57704943</text:p>
          </table:table-cell>
          <table:table-cell office:value-type="float" office:value="-18.57706716" calcext:value-type="float">
            <text:p>-18.57706716</text:p>
          </table:table-cell>
          <table:table-cell office:value-type="float" office:value="-18.57710892" calcext:value-type="float">
            <text:p>-18.57710892</text:p>
          </table:table-cell>
          <table:table-cell office:value-type="float" office:value="-18.57710947" calcext:value-type="float">
            <text:p>-18.57710947</text:p>
          </table:table-cell>
          <table:table-cell/>
          <table:table-cell table:number-columns-repeated="2" office:value-type="float" office:value="-18.515625" calcext:value-type="float">
            <text:p>-18.515625</text:p>
          </table:table-cell>
          <table:table-cell office:value-type="float" office:value="-18.56279635" calcext:value-type="float">
            <text:p>-18.56279635</text:p>
          </table:table-cell>
          <table:table-cell office:value-type="float" office:value="-18.5635596" calcext:value-type="float">
            <text:p>-18.5635596</text:p>
          </table:table-cell>
          <table:table-cell office:value-type="float" office:value="-18.57661574" calcext:value-type="float">
            <text:p>-18.57661574</text:p>
          </table:table-cell>
        </table:table-row>
        <table:table-row table:style-name="ro1">
          <table:table-cell table:formula="of:=[.A6]*2" office:value-type="float" office:value="0.5" calcext:value-type="float">
            <text:p>0.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9.79821323" calcext:value-type="float">
            <text:p>-19.79821323</text:p>
          </table:table-cell>
          <table:table-cell office:value-type="float" office:value="-19.8188212" calcext:value-type="float">
            <text:p>-19.8188212</text:p>
          </table:table-cell>
          <table:table-cell office:value-type="float" office:value="-20.37551826" calcext:value-type="float">
            <text:p>-20.37551826</text:p>
          </table:table-cell>
          <table:table-cell office:value-type="float" office:value="-20.3935321" calcext:value-type="float">
            <text:p>-20.3935321</text:p>
          </table:table-cell>
          <table:table-cell office:value-type="float" office:value="-20.5126176" calcext:value-type="float">
            <text:p>-20.5126176</text:p>
          </table:table-cell>
          <table:table-cell office:value-type="float" office:value="-20.51778848" calcext:value-type="float">
            <text:p>-20.51778848</text:p>
          </table:table-cell>
          <table:table-cell/>
          <table:table-cell office:value-type="float" office:value="-20.5306956" calcext:value-type="float">
            <text:p>-20.5306956</text:p>
          </table:table-cell>
          <table:table-cell/>
          <table:table-cell table:number-columns-repeated="2" office:value-type="float" office:value="-20.0625" calcext:value-type="float">
            <text:p>-20.0625</text:p>
          </table:table-cell>
          <table:table-cell office:value-type="float" office:value="-20.16860257" calcext:value-type="float">
            <text:p>-20.16860257</text:p>
          </table:table-cell>
          <table:table-cell office:value-type="float" office:value="-20.18240375" calcext:value-type="float">
            <text:p>-20.18240375</text:p>
          </table:table-cell>
          <table:table-cell/>
        </table:table-row>
        <table:table-row table:style-name="ro1">
          <table:table-cell table:formula="of:=[.A7]*2" office:value-type="float" office:value="1" calcext:value-type="float">
            <text:p>1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23.09213719" calcext:value-type="float">
            <text:p>-23.09213719</text:p>
          </table:table-cell>
          <table:table-cell office:value-type="float" office:value="-23.20560581" calcext:value-type="float">
            <text:p>-23.20560581</text:p>
          </table:table-cell>
          <table:table-cell office:value-type="float" office:value="-25.91830505" calcext:value-type="float">
            <text:p>-25.91830505</text:p>
          </table:table-cell>
          <table:table-cell office:value-type="float" office:value="-26.11133285" calcext:value-type="float">
            <text:p>-26.11133285</text:p>
          </table:table-cell>
          <table:table-cell office:value-type="float" office:value="-27.43169266" calcext:value-type="float">
            <text:p>-27.43169266</text:p>
          </table:table-cell>
          <table:table-cell office:value-type="float" office:value="-27.60170741" calcext:value-type="float">
            <text:p>-27.60170741</text:p>
          </table:table-cell>
          <table:table-cell/>
          <table:table-cell office:value-type="float" office:value="-28.25829373" calcext:value-type="float">
            <text:p>-28.25829373</text:p>
          </table:table-cell>
          <table:table-cell/>
          <table:table-cell table:number-columns-repeated="2" office:value-type="float" office:value="-26.25" calcext:value-type="float">
            <text:p>-26.25</text:p>
          </table:table-cell>
          <table:table-cell office:value-type="float" office:value="-24.82097976" calcext:value-type="float">
            <text:p>-24.82097976</text:p>
          </table:table-cell>
          <table:table-cell office:value-type="float" office:value="-24.90752872" calcext:value-type="float">
            <text:p>-24.90752872</text:p>
          </table:table-cell>
          <table:table-cell/>
        </table:table-row>
        <table:table-row table:style-name="ro1">
          <table:table-cell table:formula="of:=[.A8]*2" office:value-type="float" office:value="2" calcext:value-type="float">
            <text:p>2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30.24056667" calcext:value-type="float">
            <text:p>-30.24056667</text:p>
          </table:table-cell>
          <table:table-cell office:value-type="float" office:value="-30.62952966" calcext:value-type="float">
            <text:p>-30.62952966</text:p>
          </table:table-cell>
          <table:table-cell office:value-type="float" office:value="-38.45362441" calcext:value-type="float">
            <text:p>-38.45362441</text:p>
          </table:table-cell>
          <table:table-cell office:value-type="float" office:value="-39.20160038" calcext:value-type="float">
            <text:p>-39.20160038</text:p>
          </table:table-cell>
          <table:table-cell office:value-type="float" office:value="-43.93748855" calcext:value-type="float">
            <text:p>-43.93748855</text:p>
          </table:table-cell>
          <table:table-cell office:value-type="float" office:value="-44.8049614" calcext:value-type="float">
            <text:p>-44.8049614</text:p>
          </table:table-cell>
          <table:table-cell/>
          <table:table-cell office:value-type="float" office:value="-49.41281263" calcext:value-type="float">
            <text:p>-49.41281263</text:p>
          </table:table-cell>
          <table:table-cell/>
          <table:table-cell table:number-columns-repeated="2" office:value-type="float" office:value="-51" calcext:value-type="float">
            <text:p>-51</text:p>
          </table:table-cell>
          <table:table-cell office:value-type="float" office:value="-35.60004362" calcext:value-type="float">
            <text:p>-35.60004362</text:p>
          </table:table-cell>
          <table:table-cell office:value-type="float" office:value="-35.85921396" calcext:value-type="float">
            <text:p>-35.85921396</text:p>
          </table:table-cell>
          <table:table-cell/>
        </table:table-row>
        <table:table-row table:style-name="ro1">
          <table:table-cell table:formula="of:=[.A9]*2" office:value-type="float" office:value="4" calcext:value-type="float">
            <text:p>4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44.83708048" calcext:value-type="float">
            <text:p>-44.83708048</text:p>
          </table:table-cell>
          <table:table-cell office:value-type="float" office:value="-45.86315848" calcext:value-type="float">
            <text:p>-45.86315848</text:p>
          </table:table-cell>
          <table:table-cell office:value-type="float" office:value="-64.16047017" calcext:value-type="float">
            <text:p>-64.16047017</text:p>
          </table:table-cell>
          <table:table-cell office:value-type="float" office:value="-66.15405541" calcext:value-type="float">
            <text:p>-66.15405541</text:p>
          </table:table-cell>
          <table:table-cell office:value-type="float" office:value="-78.01453185" calcext:value-type="float">
            <text:p>-78.01453185</text:p>
          </table:table-cell>
          <table:table-cell office:value-type="float" office:value="-80.51229504" calcext:value-type="float">
            <text:p>-80.51229504</text:p>
          </table:table-cell>
          <table:table-cell/>
          <table:table-cell office:value-type="float" office:value="-95.5407249" calcext:value-type="float">
            <text:p>-95.5407249</text:p>
          </table:table-cell>
          <table:table-cell/>
          <table:table-cell table:number-columns-repeated="2" office:value-type="float" office:value="-150" calcext:value-type="float">
            <text:p>-150</text:p>
          </table:table-cell>
          <table:table-cell office:value-type="float" office:value="-58.26108353" calcext:value-type="float">
            <text:p>-58.26108353</text:p>
          </table:table-cell>
          <table:table-cell office:value-type="float" office:value="-58.80893545" calcext:value-type="float">
            <text:p>-58.80893545</text:p>
          </table:table-cell>
          <table:table-cell/>
        </table:table-row>
        <table:table-row table:style-name="ro1">
          <table:table-cell table:formula="of:=[.A10]*2" office:value-type="float" office:value="8" calcext:value-type="float">
            <text:p>8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74.17627165" calcext:value-type="float">
            <text:p>-74.17627165</text:p>
          </table:table-cell>
          <table:table-cell office:value-type="float" office:value="-76.53860625" calcext:value-type="float">
            <text:p>-76.53860625</text:p>
          </table:table-cell>
          <table:table-cell office:value-type="float" office:value="-115.85167617" calcext:value-type="float">
            <text:p>-115.85167617</text:p>
          </table:table-cell>
          <table:table-cell office:value-type="float" office:value="-120.41648304" calcext:value-type="float">
            <text:p>-120.41648304</text:p>
          </table:table-cell>
          <table:table-cell office:value-type="float" office:value="-146.60280401" calcext:value-type="float">
            <text:p>-146.60280401</text:p>
          </table:table-cell>
          <table:table-cell office:value-type="float" office:value="-152.48400637" calcext:value-type="float">
            <text:p>-152.48400637</text:p>
          </table:table-cell>
          <table:table-cell/>
          <table:table-cell office:value-type="float" office:value="-189.56850903" calcext:value-type="float">
            <text:p>-189.56850903</text:p>
          </table:table-cell>
          <table:table-cell/>
          <table:table-cell table:number-columns-repeated="2" office:value-type="float" office:value="-546" calcext:value-type="float">
            <text:p>-546</text:p>
          </table:table-cell>
          <table:table-cell office:value-type="float" office:value="-104.30882596" calcext:value-type="float">
            <text:p>-104.30882596</text:p>
          </table:table-cell>
          <table:table-cell office:value-type="float" office:value="-105.33701807" calcext:value-type="float">
            <text:p>-105.33701807</text:p>
          </table:table-cell>
          <table:table-cell/>
        </table:table-row>
        <table:table-row table:style-name="ro1">
          <table:table-cell table:formula="of:=[.A11]*2" office:value-type="float" office:value="16" calcext:value-type="float">
            <text:p>16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32.92572469" calcext:value-type="float">
            <text:p>-132.92572469</text:p>
          </table:table-cell>
          <table:table-cell office:value-type="float" office:value="-137.99836871" calcext:value-type="float">
            <text:p>-137.99836871</text:p>
          </table:table-cell>
          <table:table-cell office:value-type="float" office:value="-219.36272574" calcext:value-type="float">
            <text:p>-219.36272574</text:p>
          </table:table-cell>
          <table:table-cell office:value-type="float" office:value="-229.11448612" calcext:value-type="float">
            <text:p>-229.11448612</text:p>
          </table:table-cell>
          <table:table-cell office:value-type="float" office:value="-283.97509394" calcext:value-type="float">
            <text:p>-283.97509394</text:p>
          </table:table-cell>
          <table:table-cell office:value-type="float" office:value="-296.68618727" calcext:value-type="float">
            <text:p>-296.68618727</text:p>
          </table:table-cell>
          <table:table-cell/>
          <table:table-cell office:value-type="float" office:value="-378.41562378" calcext:value-type="float">
            <text:p>-378.41562378</text:p>
          </table:table-cell>
          <table:table-cell/>
          <table:table-cell table:number-columns-repeated="2" office:value-type="float" office:value="-2130" calcext:value-type="float">
            <text:p>-2130</text:p>
          </table:table-cell>
          <table:table-cell office:value-type="float" office:value="-196.83672314" calcext:value-type="float">
            <text:p>-196.83672314</text:p>
          </table:table-cell>
          <table:table-cell office:value-type="float" office:value="-198.74248575" calcext:value-type="float">
            <text:p>-198.74248575</text:p>
          </table:table-cell>
          <table:table-cell/>
        </table:table-row>
        <table:table-row table:style-name="ro1">
          <table:table-cell table:formula="of:=[.A12]*2" office:value-type="float" office:value="32" calcext:value-type="float">
            <text:p>32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250.45954263" calcext:value-type="float">
            <text:p>-250.45954263</text:p>
          </table:table-cell>
          <table:table-cell office:value-type="float" office:value="-260.97376515" calcext:value-type="float">
            <text:p>-260.97376515</text:p>
          </table:table-cell>
          <table:table-cell office:value-type="float" office:value="-426.44669208" calcext:value-type="float">
            <text:p>-426.44669208</text:p>
          </table:table-cell>
          <table:table-cell office:value-type="float" office:value="-446.59598329" calcext:value-type="float">
            <text:p>-446.59598329</text:p>
          </table:table-cell>
          <table:table-cell office:value-type="float" office:value="-558.81268053" calcext:value-type="float">
            <text:p>-558.81268053</text:p>
          </table:table-cell>
          <table:table-cell office:value-type="float" office:value="-585.21544908" calcext:value-type="float">
            <text:p>-585.21544908</text:p>
          </table:table-cell>
          <table:table-cell/>
          <table:table-cell office:value-type="float" office:value="-756.47937356" calcext:value-type="float">
            <text:p>-756.47937356</text:p>
          </table:table-cell>
          <table:table-cell/>
          <table:table-cell table:number-columns-repeated="2" office:value-type="float" office:value="-8466" calcext:value-type="float">
            <text:p>-8466</text:p>
          </table:table-cell>
          <table:table-cell office:value-type="float" office:value="-382.13164196" calcext:value-type="float">
            <text:p>-382.13164196</text:p>
          </table:table-cell>
          <table:table-cell office:value-type="float" office:value="-385.73851089" calcext:value-type="float">
            <text:p>-385.7385108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elta E</text:p>
          </table:table-cell>
          <table:table-cell table:formula="of:=[.B1]" office:value-type="string" office:string-value="0-body" calcext:value-type="string">
            <text:p>0-body</text:p>
          </table:table-cell>
          <table:table-cell table:formula="of:=[.C1]" office:value-type="string" office:string-value="1-body" calcext:value-type="string">
            <text:p>1-body</text:p>
          </table:table-cell>
          <table:table-cell table:formula="of:=[.D1]" office:value-type="string" office:string-value="2-body" calcext:value-type="string">
            <text:p>2-body</text:p>
          </table:table-cell>
          <table:table-cell table:formula="of:=[.E1]" office:value-type="string" office:string-value="3-body" calcext:value-type="string">
            <text:p>3-body</text:p>
          </table:table-cell>
          <table:table-cell table:formula="of:=[.F1]" office:value-type="string" office:string-value="4-body" calcext:value-type="string">
            <text:p>4-body</text:p>
          </table:table-cell>
          <table:table-cell table:formula="of:=[.G1]" office:value-type="string" office:string-value="5-body" calcext:value-type="string">
            <text:p>5-body</text:p>
          </table:table-cell>
          <table:table-cell table:formula="of:=[.H1]" office:value-type="string" office:string-value="6-body" calcext:value-type="string">
            <text:p>6-body</text:p>
          </table:table-cell>
          <table:table-cell table:formula="of:=[.I1]" office:value-type="string" office:string-value="7-body" calcext:value-type="string">
            <text:p>7-body</text:p>
          </table:table-cell>
          <table:table-cell table:formula="of:=[.J1]" office:value-type="string" office:string-value="8-body" calcext:value-type="string">
            <text:p>8-body</text:p>
          </table:table-cell>
          <table:table-cell office:value-type="string" calcext:value-type="string">
            <text:p>NB0(2)</text:p>
          </table:table-cell>
          <table:table-cell office:value-type="string" calcext:value-type="string">
            <text:p>NB1(2)</text:p>
          </table:table-cell>
          <table:table-cell office:value-type="string" calcext:value-type="string">
            <text:p>NB2(2)</text:p>
          </table:table-cell>
          <table:table-cell office:value-type="string" calcext:value-type="string">
            <text:p>NB3(2)</text:p>
          </table:table-cell>
          <table:table-cell office:value-type="string" calcext:value-type="string">
            <text:p>NB4(2)</text:p>
          </table:table-cell>
          <table:table-cell table:number-columns-repeated="2"/>
        </table:table-row>
        <table:table-row table:style-name="ro1">
          <table:table-cell table:formula="of:=[.A2]" office:value-type="float" office:value="0.015625" calcext:value-type="float">
            <text:p>0.015625</text:p>
          </table:table-cell>
          <table:table-cell table:style-name="ce1" table:formula="of:=([.B2]-[.$B2])/([.$K2]-[.$B2])" office:value-type="float" office:value="-0" calcext:value-type="float">
            <text:p>0.0000</text:p>
          </table:table-cell>
          <table:table-cell table:style-name="ce1" table:formula="of:=([.C2]-[.$B2])/([.$K2]-[.$B2])" office:value-type="float" office:value="-0" calcext:value-type="float">
            <text:p>0.0000</text:p>
          </table:table-cell>
          <table:table-cell table:style-name="ce1" table:formula="of:=([.D2]-[.$B2])/([.$K2]-[.$B2])" office:value-type="float" office:value="0.999610555426138" calcext:value-type="float">
            <text:p>0.9996</text:p>
          </table:table-cell>
          <table:table-cell table:style-name="ce1" table:formula="of:=([.E2]-[.$B2])/([.$K2]-[.$B2])" office:value-type="float" office:value="0.999625344461786" calcext:value-type="float">
            <text:p>0.9996</text:p>
          </table:table-cell>
          <table:table-cell table:style-name="ce1" table:formula="of:=([.F2]-[.$B2])/([.$K2]-[.$B2])" office:value-type="float" office:value="1" calcext:value-type="float">
            <text:p>1.0000</text:p>
          </table:table-cell>
          <table:table-cell table:style-name="ce1" table:formula="of:=([.G2]-[.$B2])/([.$K2]-[.$B2])" office:value-type="float" office:value="1" calcext:value-type="float">
            <text:p>1.0000</text:p>
          </table:table-cell>
          <table:table-cell table:style-name="ce1" table:formula="of:=([.H2]-[.$B2])/([.$K2]-[.$B2])" office:value-type="float" office:value="1" calcext:value-type="float">
            <text:p>1.0000</text:p>
          </table:table-cell>
          <table:table-cell table:style-name="ce1" table:formula="of:=([.I2]-[.$B2])/([.$K2]-[.$B2])" office:value-type="float" office:value="1" calcext:value-type="float">
            <text:p>1.0000</text:p>
          </table:table-cell>
          <table:table-cell table:style-name="ce1" table:formula="of:=([.J2]-[.$B2])/([.$K2]-[.$B2])" office:value-type="float" office:value="1" calcext:value-type="float">
            <text:p>1.0000</text:p>
          </table:table-cell>
          <table:table-cell table:style-name="ce1" table:formula="of:=([.M2]-[.$B2])/([.$K2]-[.$B2])" office:value-type="float" office:value="0.992916052511515" calcext:value-type="float">
            <text:p>0.9929</text:p>
          </table:table-cell>
          <table:table-cell table:style-name="ce1" table:formula="of:=([.N2]-[.$B2])/([.$K2]-[.$B2])" office:value-type="float" office:value="0.992916052511515" calcext:value-type="float">
            <text:p>0.9929</text:p>
          </table:table-cell>
          <table:table-cell table:style-name="ce1" table:formula="of:=([.O2]-[.$B2])/([.$K2]-[.$B2])" office:value-type="float" office:value="1" calcext:value-type="float">
            <text:p>1.0000</text:p>
          </table:table-cell>
          <table:table-cell table:style-name="ce1" table:formula="of:=([.P2]-[.$B2])/([.$K2]-[.$B2])" office:value-type="float" office:value="1" calcext:value-type="float">
            <text:p>1.0000</text:p>
          </table:table-cell>
          <table:table-cell table:style-name="ce1" table:formula="of:=([.Q2]-[.$B2])/([.$K2]-[.$B2])" office:value-type="float" office:value="1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3]" office:value-type="float" office:value="0.03125" calcext:value-type="float">
            <text:p>0.03125</text:p>
          </table:table-cell>
          <table:table-cell table:style-name="ce1" table:formula="of:=([.B3]-[.$B3])/([.$K3]-[.$B3])" office:value-type="float" office:value="-0" calcext:value-type="float">
            <text:p>0.0000</text:p>
          </table:table-cell>
          <table:table-cell table:style-name="ce1" table:formula="of:=([.C3]-[.$B3])/([.$K3]-[.$B3])" office:value-type="float" office:value="-0" calcext:value-type="float">
            <text:p>0.0000</text:p>
          </table:table-cell>
          <table:table-cell table:style-name="ce1" table:formula="of:=([.D3]-[.$B3])/([.$K3]-[.$B3])" office:value-type="float" office:value="0.998425135185189" calcext:value-type="float">
            <text:p>0.9984</text:p>
          </table:table-cell>
          <table:table-cell table:style-name="ce1" table:formula="of:=([.E3]-[.$B3])/([.$K3]-[.$B3])" office:value-type="float" office:value="0.998480200388717" calcext:value-type="float">
            <text:p>0.9985</text:p>
          </table:table-cell>
          <table:table-cell table:style-name="ce1" table:formula="of:=([.F3]-[.$B3])/([.$K3]-[.$B3])" office:value-type="float" office:value="1" calcext:value-type="float">
            <text:p>1.0000</text:p>
          </table:table-cell>
          <table:table-cell table:style-name="ce1" table:formula="of:=([.G3]-[.$B3])/([.$K3]-[.$B3])" office:value-type="float" office:value="1" calcext:value-type="float">
            <text:p>1.0000</text:p>
          </table:table-cell>
          <table:table-cell table:style-name="ce1" table:formula="of:=([.H3]-[.$B3])/([.$K3]-[.$B3])" office:value-type="float" office:value="1" calcext:value-type="float">
            <text:p>1.0000</text:p>
          </table:table-cell>
          <table:table-cell table:style-name="ce1" table:formula="of:=([.I3]-[.$B3])/([.$K3]-[.$B3])" office:value-type="float" office:value="1" calcext:value-type="float">
            <text:p>1.0000</text:p>
          </table:table-cell>
          <table:table-cell table:style-name="ce1" table:formula="of:=([.J3]-[.$B3])/([.$K3]-[.$B3])" office:value-type="float" office:value="1" calcext:value-type="float">
            <text:p>1.0000</text:p>
          </table:table-cell>
          <table:table-cell table:style-name="ce1" table:formula="of:=([.M3]-[.$B3])/([.$K3]-[.$B3])" office:value-type="float" office:value="0.985867821486086" calcext:value-type="float">
            <text:p>0.9859</text:p>
          </table:table-cell>
          <table:table-cell table:style-name="ce1" table:formula="of:=([.N3]-[.$B3])/([.$K3]-[.$B3])" office:value-type="float" office:value="0.985867821486086" calcext:value-type="float">
            <text:p>0.9859</text:p>
          </table:table-cell>
          <table:table-cell table:style-name="ce1" table:formula="of:=([.O3]-[.$B3])/([.$K3]-[.$B3])" office:value-type="float" office:value="0.999973079234314" calcext:value-type="float">
            <text:p>1.0000</text:p>
          </table:table-cell>
          <table:table-cell table:style-name="ce1" table:formula="of:=([.P3]-[.$B3])/([.$K3]-[.$B3])" office:value-type="float" office:value="0.999974302905165" calcext:value-type="float">
            <text:p>1.0000</text:p>
          </table:table-cell>
          <table:table-cell table:style-name="ce1" table:formula="of:=([.Q3]-[.$B3])/([.$K3]-[.$B3])" office:value-type="float" office:value="1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4]" office:value-type="float" office:value="0.0625" calcext:value-type="float">
            <text:p>0.0625</text:p>
          </table:table-cell>
          <table:table-cell table:style-name="ce1" table:formula="of:=([.B4]-[.$B4])/([.$K4]-[.$B4])" office:value-type="float" office:value="-0" calcext:value-type="float">
            <text:p>0.0000</text:p>
          </table:table-cell>
          <table:table-cell table:style-name="ce1" table:formula="of:=([.C4]-[.$B4])/([.$K4]-[.$B4])" office:value-type="float" office:value="-0" calcext:value-type="float">
            <text:p>0.0000</text:p>
          </table:table-cell>
          <table:table-cell table:style-name="ce1" table:formula="of:=([.D4]-[.$B4])/([.$K4]-[.$B4])" office:value-type="float" office:value="0.993570243133551" calcext:value-type="float">
            <text:p>0.9936</text:p>
          </table:table-cell>
          <table:table-cell table:style-name="ce1" table:formula="of:=([.E4]-[.$B4])/([.$K4]-[.$B4])" office:value-type="float" office:value="0.993797033807175" calcext:value-type="float">
            <text:p>0.9938</text:p>
          </table:table-cell>
          <table:table-cell table:style-name="ce1" table:formula="of:=([.F4]-[.$B4])/([.$K4]-[.$B4])" office:value-type="float" office:value="0.999984920832903" calcext:value-type="float">
            <text:p>1.0000</text:p>
          </table:table-cell>
          <table:table-cell table:style-name="ce1" table:formula="of:=([.G4]-[.$B4])/([.$K4]-[.$B4])" office:value-type="float" office:value="0.999986730332894" calcext:value-type="float">
            <text:p>1.0000</text:p>
          </table:table-cell>
          <table:table-cell table:style-name="ce1" table:formula="of:=([.H4]-[.$B4])/([.$K4]-[.$B4])" office:value-type="float" office:value="1" calcext:value-type="float">
            <text:p>1.0000</text:p>
          </table:table-cell>
          <table:table-cell table:style-name="ce1" table:formula="of:=([.I4]-[.$B4])/([.$K4]-[.$B4])" office:value-type="float" office:value="1" calcext:value-type="float">
            <text:p>1.0000</text:p>
          </table:table-cell>
          <table:table-cell table:style-name="ce1" table:formula="of:=([.J4]-[.$B4])/([.$K4]-[.$B4])" office:value-type="float" office:value="1" calcext:value-type="float">
            <text:p>1.0000</text:p>
          </table:table-cell>
          <table:table-cell table:style-name="ce1" table:formula="of:=([.M4]-[.$B4])/([.$K4]-[.$B4])" office:value-type="float" office:value="0.971899368876612" calcext:value-type="float">
            <text:p>0.9719</text:p>
          </table:table-cell>
          <table:table-cell table:style-name="ce1" table:formula="of:=([.N4]-[.$B4])/([.$K4]-[.$B4])" office:value-type="float" office:value="0.971899368876612" calcext:value-type="float">
            <text:p>0.9719</text:p>
          </table:table-cell>
          <table:table-cell table:style-name="ce1" table:formula="of:=([.O4]-[.$B4])/([.$K4]-[.$B4])" office:value-type="float" office:value="0.999740638325348" calcext:value-type="float">
            <text:p>0.9997</text:p>
          </table:table-cell>
          <table:table-cell table:style-name="ce1" table:formula="of:=([.P4]-[.$B4])/([.$K4]-[.$B4])" office:value-type="float" office:value="0.999756320659073" calcext:value-type="float">
            <text:p>0.9998</text:p>
          </table:table-cell>
          <table:table-cell table:style-name="ce1" table:formula="of:=([.Q4]-[.$B4])/([.$K4]-[.$B4])" office:value-type="float" office:value="0.999999698416632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5]" office:value-type="float" office:value="0.125" calcext:value-type="float">
            <text:p>0.125</text:p>
          </table:table-cell>
          <table:table-cell table:style-name="ce1" table:formula="of:=([.B5]-[.$B5])/([.$K5]-[.$B5])" office:value-type="float" office:value="-0" calcext:value-type="float">
            <text:p>0.0000</text:p>
          </table:table-cell>
          <table:table-cell table:style-name="ce1" table:formula="of:=([.C5]-[.$B5])/([.$K5]-[.$B5])" office:value-type="float" office:value="-0" calcext:value-type="float">
            <text:p>0.0000</text:p>
          </table:table-cell>
          <table:table-cell table:style-name="ce1" table:formula="of:=([.D5]-[.$B5])/([.$K5]-[.$B5])" office:value-type="float" office:value="0.973794263147426" calcext:value-type="float">
            <text:p>0.9738</text:p>
          </table:table-cell>
          <table:table-cell table:style-name="ce1" table:formula="of:=([.E5]-[.$B5])/([.$K5]-[.$B5])" office:value-type="float" office:value="0.974734848504276" calcext:value-type="float">
            <text:p>0.9747</text:p>
          </table:table-cell>
          <table:table-cell table:style-name="ce1" table:formula="of:=([.F5]-[.$B5])/([.$K5]-[.$B5])" office:value-type="float" office:value="0.999730120296887" calcext:value-type="float">
            <text:p>0.9997</text:p>
          </table:table-cell>
          <table:table-cell table:style-name="ce1" table:formula="of:=([.G5]-[.$B5])/([.$K5]-[.$B5])" office:value-type="float" office:value="0.999764926937926" calcext:value-type="float">
            <text:p>0.9998</text:p>
          </table:table-cell>
          <table:table-cell table:style-name="ce1" table:formula="of:=([.H5]-[.$B5])/([.$K5]-[.$B5])" office:value-type="float" office:value="0.999998827565782" calcext:value-type="float">
            <text:p>1.0000</text:p>
          </table:table-cell>
          <table:table-cell table:style-name="ce1" table:formula="of:=([.I5]-[.$B5])/([.$K5]-[.$B5])" office:value-type="float" office:value="0.999999120674337" calcext:value-type="float">
            <text:p>1.0000</text:p>
          </table:table-cell>
          <table:table-cell table:style-name="ce1" table:formula="of:=([.J5]-[.$B5])/([.$K5]-[.$B5])" office:value-type="float" office:value="1" calcext:value-type="float">
            <text:p>1.0000</text:p>
          </table:table-cell>
          <table:table-cell table:style-name="ce1" table:formula="of:=([.M5]-[.$B5])/([.$K5]-[.$B5])" office:value-type="float" office:value="0.944588120559357" calcext:value-type="float">
            <text:p>0.9446</text:p>
          </table:table-cell>
          <table:table-cell table:style-name="ce1" table:formula="of:=([.N5]-[.$B5])/([.$K5]-[.$B5])" office:value-type="float" office:value="0.944588120559357" calcext:value-type="float">
            <text:p>0.9446</text:p>
          </table:table-cell>
          <table:table-cell table:style-name="ce1" table:formula="of:=([.O5]-[.$B5])/([.$K5]-[.$B5])" office:value-type="float" office:value="0.997386790667207" calcext:value-type="float">
            <text:p>0.9974</text:p>
          </table:table-cell>
          <table:table-cell table:style-name="ce1" table:formula="of:=([.P5]-[.$B5])/([.$K5]-[.$B5])" office:value-type="float" office:value="0.99754221147913" calcext:value-type="float">
            <text:p>0.9975</text:p>
          </table:table-cell>
          <table:table-cell table:style-name="ce1" table:formula="of:=([.Q5]-[.$B5])/([.$K5]-[.$B5])" office:value-type="float" office:value="0.999982266932341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6]" office:value-type="float" office:value="0.25" calcext:value-type="float">
            <text:p>0.25</text:p>
          </table:table-cell>
          <table:table-cell table:style-name="ce1" table:formula="of:=([.B6]-[.$B6])/([.$K6]-[.$B6])" office:value-type="float" office:value="-0" calcext:value-type="float">
            <text:p>0.0000</text:p>
          </table:table-cell>
          <table:table-cell table:style-name="ce1" table:formula="of:=([.C6]-[.$B6])/([.$K6]-[.$B6])" office:value-type="float" office:value="-0" calcext:value-type="float">
            <text:p>0.0000</text:p>
          </table:table-cell>
          <table:table-cell table:style-name="ce1" table:formula="of:=([.D6]-[.$B6])/([.$K6]-[.$B6])" office:value-type="float" office:value="0.900083150602262" calcext:value-type="float">
            <text:p>0.9001</text:p>
          </table:table-cell>
          <table:table-cell table:style-name="ce1" table:formula="of:=([.E6]-[.$B6])/([.$K6]-[.$B6])" office:value-type="float" office:value="0.903536602856298" calcext:value-type="float">
            <text:p>0.9035</text:p>
          </table:table-cell>
          <table:table-cell table:style-name="ce1" table:formula="of:=([.F6]-[.$B6])/([.$K6]-[.$B6])" office:value-type="float" office:value="0.995145288466677" calcext:value-type="float">
            <text:p>0.9951</text:p>
          </table:table-cell>
          <table:table-cell table:style-name="ce1" table:formula="of:=([.G6]-[.$B6])/([.$K6]-[.$B6])" office:value-type="float" office:value="0.995795043876166" calcext:value-type="float">
            <text:p>0.9958</text:p>
          </table:table-cell>
          <table:table-cell table:style-name="ce1" table:formula="of:=([.H6]-[.$B6])/([.$K6]-[.$B6])" office:value-type="float" office:value="0.999895964278664" calcext:value-type="float">
            <text:p>0.9999</text:p>
          </table:table-cell>
          <table:table-cell table:style-name="ce1" table:formula="of:=([.I6]-[.$B6])/([.$K6]-[.$B6])" office:value-type="float" office:value="0.999926686352935" calcext:value-type="float">
            <text:p>0.9999</text:p>
          </table:table-cell>
          <table:table-cell table:style-name="ce1" table:formula="of:=([.J6]-[.$B6])/([.$K6]-[.$B6])" office:value-type="float" office:value="0.999999046974573" calcext:value-type="float">
            <text:p>1.0000</text:p>
          </table:table-cell>
          <table:table-cell table:style-name="ce1" table:formula="of:=([.M6]-[.$B6])/([.$K6]-[.$B6])" office:value-type="float" office:value="0.893461339319211" calcext:value-type="float">
            <text:p>0.8935</text:p>
          </table:table-cell>
          <table:table-cell table:style-name="ce1" table:formula="of:=([.N6]-[.$B6])/([.$K6]-[.$B6])" office:value-type="float" office:value="0.893461339319211" calcext:value-type="float">
            <text:p>0.8935</text:p>
          </table:table-cell>
          <table:table-cell table:style-name="ce1" table:formula="of:=([.O6]-[.$B6])/([.$K6]-[.$B6])" office:value-type="float" office:value="0.975198604867807" calcext:value-type="float">
            <text:p>0.9752</text:p>
          </table:table-cell>
          <table:table-cell table:style-name="ce1" table:formula="of:=([.P6]-[.$B6])/([.$K6]-[.$B6])" office:value-type="float" office:value="0.976521144246691" calcext:value-type="float">
            <text:p>0.9765</text:p>
          </table:table-cell>
          <table:table-cell table:style-name="ce1" table:formula="of:=([.Q6]-[.$B6])/([.$K6]-[.$B6])" office:value-type="float" office:value="0.999144477736609" calcext:value-type="float">
            <text:p>0.9991</text:p>
          </table:table-cell>
          <table:table-cell table:number-columns-repeated="2"/>
        </table:table-row>
        <table:table-row table:style-name="ro1">
          <table:table-cell table:formula="of:=[.A7]" office:value-type="float" office:value="0.5" calcext:value-type="float">
            <text:p>0.5</text:p>
          </table:table-cell>
          <table:table-cell table:style-name="ce1" table:formula="of:=([.B7]-[.$B7])/([.$K7]-[.$B7])" office:value-type="float" office:value="-0" calcext:value-type="float">
            <text:p>0.0000</text:p>
          </table:table-cell>
          <table:table-cell table:style-name="ce1" table:formula="of:=([.C7]-[.$B7])/([.$K7]-[.$B7])" office:value-type="float" office:value="-0" calcext:value-type="float">
            <text:p>0.0000</text:p>
          </table:table-cell>
          <table:table-cell table:style-name="ce1" table:formula="of:=([.D7]-[.$B7])/([.$K7]-[.$B7])" office:value-type="float" office:value="0.710560855284215" calcext:value-type="float">
            <text:p>0.7106</text:p>
          </table:table-cell>
          <table:table-cell table:style-name="ce1" table:formula="of:=([.E7]-[.$B7])/([.$K7]-[.$B7])" office:value-type="float" office:value="0.718704059073718" calcext:value-type="float">
            <text:p>0.7187</text:p>
          </table:table-cell>
          <table:table-cell table:style-name="ce1" table:formula="of:=([.F7]-[.$B7])/([.$K7]-[.$B7])" office:value-type="float" office:value="0.938681941834489" calcext:value-type="float">
            <text:p>0.9387</text:p>
          </table:table-cell>
          <table:table-cell table:style-name="ce1" table:formula="of:=([.G7]-[.$B7])/([.$K7]-[.$B7])" office:value-type="float" office:value="0.94580007963028" calcext:value-type="float">
            <text:p>0.9458</text:p>
          </table:table-cell>
          <table:table-cell table:style-name="ce1" table:formula="of:=([.H7]-[.$B7])/([.$K7]-[.$B7])" office:value-type="float" office:value="0.992856509490907" calcext:value-type="float">
            <text:p>0.9929</text:p>
          </table:table-cell>
          <table:table-cell table:style-name="ce1" table:formula="of:=([.I7]-[.$B7])/([.$K7]-[.$B7])" office:value-type="float" office:value="0.994899773801321" calcext:value-type="float">
            <text:p>0.9949</text:p>
          </table:table-cell>
          <table:table-cell table:style-name="ce1"/>
          <table:table-cell table:style-name="ce1" table:formula="of:=([.M7]-[.$B7])/([.$K7]-[.$B7])" office:value-type="float" office:value="0.814993316462082" calcext:value-type="float">
            <text:p>0.8150</text:p>
          </table:table-cell>
          <table:table-cell table:style-name="ce1" table:formula="of:=([.N7]-[.$B7])/([.$K7]-[.$B7])" office:value-type="float" office:value="0.814993316462082" calcext:value-type="float">
            <text:p>0.8150</text:p>
          </table:table-cell>
          <table:table-cell table:style-name="ce1" table:formula="of:=([.O7]-[.$B7])/([.$K7]-[.$B7])" office:value-type="float" office:value="0.856919563933331" calcext:value-type="float">
            <text:p>0.8569</text:p>
          </table:table-cell>
          <table:table-cell table:style-name="ce1" table:formula="of:=([.P7]-[.$B7])/([.$K7]-[.$B7])" office:value-type="float" office:value="0.862373076398441" calcext:value-type="float">
            <text:p>0.8624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style-name="ce1" table:formula="of:=([.B8]-[.$B8])/([.$K8]-[.$B8])" office:value-type="float" office:value="-0" calcext:value-type="float">
            <text:p>0.0000</text:p>
          </table:table-cell>
          <table:table-cell table:style-name="ce1" table:formula="of:=([.C8]-[.$B8])/([.$K8]-[.$B8])" office:value-type="float" office:value="-0" calcext:value-type="float">
            <text:p>0.0000</text:p>
          </table:table-cell>
          <table:table-cell table:style-name="ce1" table:formula="of:=([.D8]-[.$B8])/([.$K8]-[.$B8])" office:value-type="float" office:value="0.496392219215583" calcext:value-type="float">
            <text:p>0.4964</text:p>
          </table:table-cell>
          <table:table-cell table:style-name="ce1" table:formula="of:=([.E8]-[.$B8])/([.$K8]-[.$B8])" office:value-type="float" office:value="0.507453378408965" calcext:value-type="float">
            <text:p>0.5075</text:p>
          </table:table-cell>
          <table:table-cell table:style-name="ce1" table:formula="of:=([.F8]-[.$B8])/([.$K8]-[.$B8])" office:value-type="float" office:value="0.77189299296853" calcext:value-type="float">
            <text:p>0.7719</text:p>
          </table:table-cell>
          <table:table-cell table:style-name="ce1" table:formula="of:=([.G8]-[.$B8])/([.$K8]-[.$B8])" office:value-type="float" office:value="0.790709747984571" calcext:value-type="float">
            <text:p>0.7907</text:p>
          </table:table-cell>
          <table:table-cell table:style-name="ce1" table:formula="of:=([.H8]-[.$B8])/([.$K8]-[.$B8])" office:value-type="float" office:value="0.919421193060339" calcext:value-type="float">
            <text:p>0.9194</text:p>
          </table:table-cell>
          <table:table-cell table:style-name="ce1" table:formula="of:=([.I8]-[.$B8])/([.$K8]-[.$B8])" office:value-type="float" office:value="0.935994587669113" calcext:value-type="float">
            <text:p>0.9360</text:p>
          </table:table-cell>
          <table:table-cell table:style-name="ce1"/>
          <table:table-cell table:style-name="ce1" table:formula="of:=([.M8]-[.$B8])/([.$K8]-[.$B8])" office:value-type="float" office:value="0.804227312761886" calcext:value-type="float">
            <text:p>0.8042</text:p>
          </table:table-cell>
          <table:table-cell table:style-name="ce1" table:formula="of:=([.N8]-[.$B8])/([.$K8]-[.$B8])" office:value-type="float" office:value="0.804227312761886" calcext:value-type="float">
            <text:p>0.8042</text:p>
          </table:table-cell>
          <table:table-cell table:style-name="ce1" table:formula="of:=([.O8]-[.$B8])/([.$K8]-[.$B8])" office:value-type="float" office:value="0.664923420944001" calcext:value-type="float">
            <text:p>0.6649</text:p>
          </table:table-cell>
          <table:table-cell table:style-name="ce1" table:formula="of:=([.P8]-[.$B8])/([.$K8]-[.$B8])" office:value-type="float" office:value="0.67336039518923" calcext:value-type="float">
            <text:p>0.6734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9]" office:value-type="float" office:value="2" calcext:value-type="float">
            <text:p>2</text:p>
          </table:table-cell>
          <table:table-cell table:style-name="ce1" table:formula="of:=([.B9]-[.$B9])/([.$K9]-[.$B9])" office:value-type="float" office:value="-0" calcext:value-type="float">
            <text:p>0.0000</text:p>
          </table:table-cell>
          <table:table-cell table:style-name="ce1" table:formula="of:=([.C9]-[.$B9])/([.$K9]-[.$B9])" office:value-type="float" office:value="-0" calcext:value-type="float">
            <text:p>0.0000</text:p>
          </table:table-cell>
          <table:table-cell table:style-name="ce1" table:formula="of:=([.D9]-[.$B9])/([.$K9]-[.$B9])" office:value-type="float" office:value="0.389667961738325" calcext:value-type="float">
            <text:p>0.3897</text:p>
          </table:table-cell>
          <table:table-cell table:style-name="ce1" table:formula="of:=([.E9]-[.$B9])/([.$K9]-[.$B9])" office:value-type="float" office:value="0.402050265563883" calcext:value-type="float">
            <text:p>0.4021</text:p>
          </table:table-cell>
          <table:table-cell table:style-name="ce1" table:formula="of:=([.F9]-[.$B9])/([.$K9]-[.$B9])" office:value-type="float" office:value="0.651123624328574" calcext:value-type="float">
            <text:p>0.6511</text:p>
          </table:table-cell>
          <table:table-cell table:style-name="ce1" table:formula="of:=([.G9]-[.$B9])/([.$K9]-[.$B9])" office:value-type="float" office:value="0.674934799049225" calcext:value-type="float">
            <text:p>0.6749</text:p>
          </table:table-cell>
          <table:table-cell table:style-name="ce1" table:formula="of:=([.H9]-[.$B9])/([.$K9]-[.$B9])" office:value-type="float" office:value="0.825697744914095" calcext:value-type="float">
            <text:p>0.8257</text:p>
          </table:table-cell>
          <table:table-cell table:style-name="ce1" table:formula="of:=([.I9]-[.$B9])/([.$K9]-[.$B9])" office:value-type="float" office:value="0.853313000517522" calcext:value-type="float">
            <text:p>0.8533</text:p>
          </table:table-cell>
          <table:table-cell table:style-name="ce1"/>
          <table:table-cell table:style-name="ce1" table:formula="of:=([.M9]-[.$B9])/([.$K9]-[.$B9])" office:value-type="float" office:value="1.05052675125577" calcext:value-type="float">
            <text:p>1.0505</text:p>
          </table:table-cell>
          <table:table-cell table:style-name="ce1" table:formula="of:=([.N9]-[.$B9])/([.$K9]-[.$B9])" office:value-type="float" office:value="1.05052675125577" calcext:value-type="float">
            <text:p>1.0505</text:p>
          </table:table-cell>
          <table:table-cell table:style-name="ce1" table:formula="of:=([.O9]-[.$B9])/([.$K9]-[.$B9])" office:value-type="float" office:value="0.560282322608436" calcext:value-type="float">
            <text:p>0.5603</text:p>
          </table:table-cell>
          <table:table-cell table:style-name="ce1" table:formula="of:=([.P9]-[.$B9])/([.$K9]-[.$B9])" office:value-type="float" office:value="0.56853278852668" calcext:value-type="float">
            <text:p>0.5685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style-name="ce1" table:formula="of:=([.B10]-[.$B10])/([.$K10]-[.$B10])" office:value-type="float" office:value="-0" calcext:value-type="float">
            <text:p>0.0000</text:p>
          </table:table-cell>
          <table:table-cell table:style-name="ce1" table:formula="of:=([.C10]-[.$B10])/([.$K10]-[.$B10])" office:value-type="float" office:value="-0" calcext:value-type="float">
            <text:p>0.0000</text:p>
          </table:table-cell>
          <table:table-cell table:style-name="ce1" table:formula="of:=([.D10]-[.$B10])/([.$K10]-[.$B10])" office:value-type="float" office:value="0.346103038301619" calcext:value-type="float">
            <text:p>0.3461</text:p>
          </table:table-cell>
          <table:table-cell table:style-name="ce1" table:formula="of:=([.E10]-[.$B10])/([.$K10]-[.$B10])" office:value-type="float" office:value="0.359335800844441" calcext:value-type="float">
            <text:p>0.3593</text:p>
          </table:table-cell>
          <table:table-cell table:style-name="ce1" table:formula="of:=([.F10]-[.$B10])/([.$K10]-[.$B10])" office:value-type="float" office:value="0.595306146925124" calcext:value-type="float">
            <text:p>0.5953</text:p>
          </table:table-cell>
          <table:table-cell table:style-name="ce1" table:formula="of:=([.G10]-[.$B10])/([.$K10]-[.$B10])" office:value-type="float" office:value="0.621016317194631" calcext:value-type="float">
            <text:p>0.6210</text:p>
          </table:table-cell>
          <table:table-cell table:style-name="ce1" table:formula="of:=([.H10]-[.$B10])/([.$K10]-[.$B10])" office:value-type="float" office:value="0.773974346092295" calcext:value-type="float">
            <text:p>0.7740</text:p>
          </table:table-cell>
          <table:table-cell table:style-name="ce1" table:formula="of:=([.I10]-[.$B10])/([.$K10]-[.$B10])" office:value-type="float" office:value="0.806186621554269" calcext:value-type="float">
            <text:p>0.8062</text:p>
          </table:table-cell>
          <table:table-cell table:style-name="ce1"/>
          <table:table-cell table:style-name="ce1" table:formula="of:=([.M10]-[.$B10])/([.$K10]-[.$B10])" office:value-type="float" office:value="1.70233126102746" calcext:value-type="float">
            <text:p>1.7023</text:p>
          </table:table-cell>
          <table:table-cell table:style-name="ce1" table:formula="of:=([.N10]-[.$B10])/([.$K10]-[.$B10])" office:value-type="float" office:value="1.70233126102746" calcext:value-type="float">
            <text:p>1.7023</text:p>
          </table:table-cell>
          <table:table-cell table:style-name="ce1" table:formula="of:=([.O10]-[.$B10])/([.$K10]-[.$B10])" office:value-type="float" office:value="0.519225008302702" calcext:value-type="float">
            <text:p>0.5192</text:p>
          </table:table-cell>
          <table:table-cell table:style-name="ce1" table:formula="of:=([.P10]-[.$B10])/([.$K10]-[.$B10])" office:value-type="float" office:value="0.526290352619595" calcext:value-type="float">
            <text:p>0.5263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11]" office:value-type="float" office:value="8" calcext:value-type="float">
            <text:p>8</text:p>
          </table:table-cell>
          <table:table-cell table:style-name="ce1" table:formula="of:=([.B11]-[.$B11])/([.$K11]-[.$B11])" office:value-type="float" office:value="-0" calcext:value-type="float">
            <text:p>0.0000</text:p>
          </table:table-cell>
          <table:table-cell table:style-name="ce1" table:formula="of:=([.C11]-[.$B11])/([.$K11]-[.$B11])" office:value-type="float" office:value="-0" calcext:value-type="float">
            <text:p>0.0000</text:p>
          </table:table-cell>
          <table:table-cell table:style-name="ce1" table:formula="of:=([.D11]-[.$B11])/([.$K11]-[.$B11])" office:value-type="float" office:value="0.327427637901645" calcext:value-type="float">
            <text:p>0.3274</text:p>
          </table:table-cell>
          <table:table-cell table:style-name="ce1" table:formula="of:=([.E11]-[.$B11])/([.$K11]-[.$B11])" office:value-type="float" office:value="0.341196683359672" calcext:value-type="float">
            <text:p>0.3412</text:p>
          </table:table-cell>
          <table:table-cell table:style-name="ce1" table:formula="of:=([.F11]-[.$B11])/([.$K11]-[.$B11])" office:value-type="float" office:value="0.570335877622448" calcext:value-type="float">
            <text:p>0.5703</text:p>
          </table:table-cell>
          <table:table-cell table:style-name="ce1" table:formula="of:=([.G11]-[.$B11])/([.$K11]-[.$B11])" office:value-type="float" office:value="0.596942198886229" calcext:value-type="float">
            <text:p>0.5969</text:p>
          </table:table-cell>
          <table:table-cell table:style-name="ce1" table:formula="of:=([.H11]-[.$B11])/([.$K11]-[.$B11])" office:value-type="float" office:value="0.749571146459709" calcext:value-type="float">
            <text:p>0.7496</text:p>
          </table:table-cell>
          <table:table-cell table:style-name="ce1" table:formula="of:=([.I11]-[.$B11])/([.$K11]-[.$B11])" office:value-type="float" office:value="0.783850178161101" calcext:value-type="float">
            <text:p>0.7839</text:p>
          </table:table-cell>
          <table:table-cell table:style-name="ce1"/>
          <table:table-cell table:style-name="ce1" table:formula="of:=([.M11]-[.$B11])/([.$K11]-[.$B11])" office:value-type="float" office:value="3.0774878384452" calcext:value-type="float">
            <text:p>3.0775</text:p>
          </table:table-cell>
          <table:table-cell table:style-name="ce1" table:formula="of:=([.N11]-[.$B11])/([.$K11]-[.$B11])" office:value-type="float" office:value="3.0774878384452" calcext:value-type="float">
            <text:p>3.0775</text:p>
          </table:table-cell>
          <table:table-cell table:style-name="ce1" table:formula="of:=([.O11]-[.$B11])/([.$K11]-[.$B11])" office:value-type="float" office:value="0.503057504246938" calcext:value-type="float">
            <text:p>0.5031</text:p>
          </table:table-cell>
          <table:table-cell table:style-name="ce1" table:formula="of:=([.P11]-[.$B11])/([.$K11]-[.$B11])" office:value-type="float" office:value="0.509050399538813" calcext:value-type="float">
            <text:p>0.5091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12]" office:value-type="float" office:value="16" calcext:value-type="float">
            <text:p>16</text:p>
          </table:table-cell>
          <table:table-cell table:style-name="ce1" table:formula="of:=([.B12]-[.$B12])/([.$K12]-[.$B12])" office:value-type="float" office:value="-0" calcext:value-type="float">
            <text:p>0.0000</text:p>
          </table:table-cell>
          <table:table-cell table:style-name="ce1" table:formula="of:=([.C12]-[.$B12])/([.$K12]-[.$B12])" office:value-type="float" office:value="-0" calcext:value-type="float">
            <text:p>0.0000</text:p>
          </table:table-cell>
          <table:table-cell table:style-name="ce1" table:formula="of:=([.D12]-[.$B12])/([.$K12]-[.$B12])" office:value-type="float" office:value="0.318869985392618" calcext:value-type="float">
            <text:p>0.3189</text:p>
          </table:table-cell>
          <table:table-cell table:style-name="ce1" table:formula="of:=([.E12]-[.$B12])/([.$K12]-[.$B12])" office:value-type="float" office:value="0.332944414150169" calcext:value-type="float">
            <text:p>0.3329</text:p>
          </table:table-cell>
          <table:table-cell table:style-name="ce1" table:formula="of:=([.F12]-[.$B12])/([.$K12]-[.$B12])" office:value-type="float" office:value="0.558695884568292" calcext:value-type="float">
            <text:p>0.5587</text:p>
          </table:table-cell>
          <table:table-cell table:style-name="ce1" table:formula="of:=([.G12]-[.$B12])/([.$K12]-[.$B12])" office:value-type="float" office:value="0.585752870271977" calcext:value-type="float">
            <text:p>0.5858</text:p>
          </table:table-cell>
          <table:table-cell table:style-name="ce1" table:formula="of:=([.H12]-[.$B12])/([.$K12]-[.$B12])" office:value-type="float" office:value="0.737967713914514" calcext:value-type="float">
            <text:p>0.7380</text:p>
          </table:table-cell>
          <table:table-cell table:style-name="ce1" table:formula="of:=([.I12]-[.$B12])/([.$K12]-[.$B12])" office:value-type="float" office:value="0.773235589365326" calcext:value-type="float">
            <text:p>0.7732</text:p>
          </table:table-cell>
          <table:table-cell table:style-name="ce1"/>
          <table:table-cell table:style-name="ce1" table:formula="of:=([.M12]-[.$B12])/([.$K12]-[.$B12])" office:value-type="float" office:value="5.85990134903025" calcext:value-type="float">
            <text:p>5.8599</text:p>
          </table:table-cell>
          <table:table-cell table:style-name="ce1" table:formula="of:=([.N12]-[.$B12])/([.$K12]-[.$B12])" office:value-type="float" office:value="5.85990134903025" calcext:value-type="float">
            <text:p>5.8599</text:p>
          </table:table-cell>
          <table:table-cell table:style-name="ce1" table:formula="of:=([.O12]-[.$B12])/([.$K12]-[.$B12])" office:value-type="float" office:value="0.496195812113748" calcext:value-type="float">
            <text:p>0.4962</text:p>
          </table:table-cell>
          <table:table-cell table:style-name="ce1" table:formula="of:=([.P12]-[.$B12])/([.$K12]-[.$B12])" office:value-type="float" office:value="0.501483492459046" calcext:value-type="float">
            <text:p>0.5015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13]" office:value-type="float" office:value="32" calcext:value-type="float">
            <text:p>32</text:p>
          </table:table-cell>
          <table:table-cell table:style-name="ce1" table:formula="of:=([.B13]-[.$B13])/([.$K13]-[.$B13])" office:value-type="float" office:value="-0" calcext:value-type="float">
            <text:p>0.0000</text:p>
          </table:table-cell>
          <table:table-cell table:style-name="ce1" table:formula="of:=([.C13]-[.$B13])/([.$K13]-[.$B13])" office:value-type="float" office:value="-0" calcext:value-type="float">
            <text:p>0.0000</text:p>
          </table:table-cell>
          <table:table-cell table:style-name="ce1" table:formula="of:=([.D13]-[.$B13])/([.$K13]-[.$B13])" office:value-type="float" office:value="0.314781361474429" calcext:value-type="float">
            <text:p>0.3148</text:p>
          </table:table-cell>
          <table:table-cell table:style-name="ce1" table:formula="of:=([.E13]-[.$B13])/([.$K13]-[.$B13])" office:value-type="float" office:value="0.329019027273155" calcext:value-type="float">
            <text:p>0.3290</text:p>
          </table:table-cell>
          <table:table-cell table:style-name="ce1" table:formula="of:=([.F13]-[.$B13])/([.$K13]-[.$B13])" office:value-type="float" office:value="0.55309153742642" calcext:value-type="float">
            <text:p>0.5531</text:p>
          </table:table-cell>
          <table:table-cell table:style-name="ce1" table:formula="of:=([.G13]-[.$B13])/([.$K13]-[.$B13])" office:value-type="float" office:value="0.580376376964816" calcext:value-type="float">
            <text:p>0.5804</text:p>
          </table:table-cell>
          <table:table-cell table:style-name="ce1" table:formula="of:=([.H13]-[.$B13])/([.$K13]-[.$B13])" office:value-type="float" office:value="0.732332817804911" calcext:value-type="float">
            <text:p>0.7323</text:p>
          </table:table-cell>
          <table:table-cell table:style-name="ce1" table:formula="of:=([.I13]-[.$B13])/([.$K13]-[.$B13])" office:value-type="float" office:value="0.768085703390218" calcext:value-type="float">
            <text:p>0.7681</text:p>
          </table:table-cell>
          <table:table-cell table:style-name="ce1"/>
          <table:table-cell table:style-name="ce1" table:formula="of:=([.M13]-[.$B13])/([.$K13]-[.$B13])" office:value-type="float" office:value="11.4397237112725" calcext:value-type="float">
            <text:p>11.4397</text:p>
          </table:table-cell>
          <table:table-cell table:style-name="ce1" table:formula="of:=([.N13]-[.$B13])/([.$K13]-[.$B13])" office:value-type="float" office:value="11.4397237112725" calcext:value-type="float">
            <text:p>11.4397</text:p>
          </table:table-cell>
          <table:table-cell table:style-name="ce1" table:formula="of:=([.O13]-[.$B13])/([.$K13]-[.$B13])" office:value-type="float" office:value="0.493083023029641" calcext:value-type="float">
            <text:p>0.4931</text:p>
          </table:table-cell>
          <table:table-cell table:style-name="ce1" table:formula="of:=([.P13]-[.$B13])/([.$K13]-[.$B13])" office:value-type="float" office:value="0.497967206744363" calcext:value-type="float">
            <text:p>0.4980</text:p>
          </table:table-cell>
          <table:table-cell table:style-name="ce1"/>
          <table:table-cell table:number-columns-repeated="2"/>
        </table:table-row>
        <table:table-row table:style-name="ro1" table:number-rows-repeated="23">
          <table:table-cell table:number-columns-repeated="17"/>
        </table:table-row>
        <table:table-row table:style-name="ro1" table:number-rows-repeated="15">
          <table:table-cell/>
          <table:table-cell table:style-name="ce1" table:number-columns-repeated="7"/>
          <table:table-cell table:number-columns-repeated="9"/>
        </table:table-row>
        <table:table-row table:style-name="ro1">
          <table:table-cell/>
          <table:table-cell table:style-name="ce1" table:number-columns-repeated="7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20:15:26.500818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38:05.227277863</meta:creation-date>
    <meta:editing-duration>PT1H45M34S</meta:editing-duration>
    <meta:editing-cycles>14</meta:editing-cycles>
    <meta:generator>LibreOffice/5.1.6.2$Linux_X86_64 LibreOffice_project/10m0$Build-2</meta:generator>
    <dc:date>2017-05-28T21:29:06.346782274</dc:date>
    <meta:document-statistic meta:table-count="1" meta:cell-count="3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1cm" svg:stroke-color="#b3b3b3"/>
    </style:style>
    <style:style style:name="ch6" style:family="chart">
      <style:graphic-properties svg:stroke-width="0.025cm" svg:stroke-color="#dddddd"/>
    </style:style>
    <style:style style:name="ch7" style:family="chart" style:data-style-name="N124">
      <style:chart-properties chart:display-label="true" chart:tick-marks-major-inner="false" chart:tick-marks-major-outer="false" chart:logarithmic="false" chart:minimum="-0.2" chart:maximum="1.2" chart:origin="0" chart:reverse-direction="false" text:line-break="false" loext:try-staggering-first="false" chart:link-data-style-to-source="true" chart:axis-position="1" chart:axis-label-position="outside-start"/>
      <style:graphic-properties svg:stroke-width="0.152cm"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-dash="Fine_20_Dashed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0.964cm" style:legend-expansion="high" chart:style-name="ch2"/>
        <chart:plot-area chart:style-name="ch3" table:cell-range-address="Sheet1.A16:Sheet1.O27 Sheet1.B15:Sheet1.O15" chart:data-source-has-labels="row" svg:x="0.32cm" svg:y="0.18cm" svg:width="12.078cm" svg:height="8.64cm">
          <chartooo:coordinate-region svg:x="1.788cm" svg:y="0.38cm" svg:width="10.311cm" svg:height="8.241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6:Sheet1.B27" chart:label-cell-address="Sheet1.B15:Sheet1.B15" chart:class="chart:scatter">
            <chart:domain table:cell-range-address="Sheet1.A16:Sheet1.A27"/>
            <chart:data-point chart:repeated="12"/>
          </chart:series>
          <chart:series chart:style-name="ch10" chart:values-cell-range-address="Sheet1.C16:Sheet1.C27" chart:label-cell-address="Sheet1.C15:Sheet1.C15" chart:class="chart:scatter">
            <chart:data-point chart:repeated="12"/>
          </chart:series>
          <chart:series chart:style-name="ch11" chart:values-cell-range-address="Sheet1.D16:Sheet1.D27" chart:label-cell-address="Sheet1.D15:Sheet1.D15" chart:class="chart:scatter">
            <chart:data-point chart:repeated="12"/>
          </chart:series>
          <chart:series chart:style-name="ch12" chart:values-cell-range-address="Sheet1.E16:Sheet1.E27" chart:label-cell-address="Sheet1.E15:Sheet1.E15" chart:class="chart:scatter">
            <chart:data-point chart:repeated="12"/>
          </chart:series>
          <chart:series chart:style-name="ch13" chart:values-cell-range-address="Sheet1.F16:Sheet1.F27" chart:label-cell-address="Sheet1.F15:Sheet1.F15" chart:class="chart:scatter">
            <chart:data-point chart:repeated="12"/>
          </chart:series>
          <chart:series chart:style-name="ch14" chart:values-cell-range-address="Sheet1.G16:Sheet1.G27" chart:label-cell-address="Sheet1.G15:Sheet1.G15" chart:class="chart:scatter">
            <chart:data-point chart:repeated="12"/>
          </chart:series>
          <chart:series chart:style-name="ch15" chart:values-cell-range-address="Sheet1.H16:Sheet1.H27" chart:label-cell-address="Sheet1.H15:Sheet1.H15" chart:class="chart:scatter">
            <chart:data-point chart:repeated="12"/>
          </chart:series>
          <chart:series chart:style-name="ch16" chart:values-cell-range-address="Sheet1.I16:Sheet1.I27" chart:label-cell-address="Sheet1.I15:Sheet1.I15" chart:class="chart:scatter">
            <chart:data-point chart:repeated="12"/>
          </chart:series>
          <chart:series chart:style-name="ch17" chart:values-cell-range-address="Sheet1.J16:Sheet1.J27" chart:label-cell-address="Sheet1.J15:Sheet1.J15" chart:class="chart:scatter">
            <chart:data-point chart:repeated="12"/>
          </chart:series>
          <chart:series chart:style-name="ch18" chart:values-cell-range-address="Sheet1.K16:Sheet1.K27" chart:label-cell-address="Sheet1.K15:Sheet1.K15" chart:class="chart:scatter">
            <chart:data-point chart:repeated="12"/>
          </chart:series>
          <chart:series chart:style-name="ch19" chart:values-cell-range-address="Sheet1.L16:Sheet1.L27" chart:label-cell-address="Sheet1.L15:Sheet1.L15" chart:class="chart:scatter">
            <chart:data-point chart:repeated="12"/>
          </chart:series>
          <chart:series chart:style-name="ch20" chart:values-cell-range-address="Sheet1.M16:Sheet1.M27" chart:label-cell-address="Sheet1.M15:Sheet1.M15" chart:class="chart:scatter">
            <chart:data-point chart:repeated="12"/>
          </chart:series>
          <chart:series chart:style-name="ch21" chart:values-cell-range-address="Sheet1.N16:Sheet1.N27" chart:label-cell-address="Sheet1.N15:Sheet1.N15" chart:class="chart:scatter">
            <chart:data-point chart:repeated="12"/>
          </chart:series>
          <chart:series chart:style-name="ch22" chart:values-cell-range-address="Sheet1.O16:Sheet1.O27" chart:label-cell-address="Sheet1.O15:Sheet1.O15" chart:class="chart:scatter">
            <chart:data-point chart:repeated="1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-body</text:p>
                <draw:g>
                  <svg:desc>Sheet1.B15:Sheet1.B15</svg:desc>
                </draw:g>
              </table:table-cell>
              <table:table-cell office:value-type="string">
                <text:p>1-body</text:p>
                <draw:g>
                  <svg:desc>Sheet1.C15:Sheet1.C15</svg:desc>
                </draw:g>
              </table:table-cell>
              <table:table-cell office:value-type="string">
                <text:p>2-body</text:p>
                <draw:g>
                  <svg:desc>Sheet1.D15:Sheet1.D15</svg:desc>
                </draw:g>
              </table:table-cell>
              <table:table-cell office:value-type="string">
                <text:p>3-body</text:p>
                <draw:g>
                  <svg:desc>Sheet1.E15:Sheet1.E15</svg:desc>
                </draw:g>
              </table:table-cell>
              <table:table-cell office:value-type="string">
                <text:p>4-body</text:p>
                <draw:g>
                  <svg:desc>Sheet1.F15:Sheet1.F15</svg:desc>
                </draw:g>
              </table:table-cell>
              <table:table-cell office:value-type="string">
                <text:p>5-body</text:p>
                <draw:g>
                  <svg:desc>Sheet1.G15:Sheet1.G15</svg:desc>
                </draw:g>
              </table:table-cell>
              <table:table-cell office:value-type="string">
                <text:p>6-body</text:p>
                <draw:g>
                  <svg:desc>Sheet1.H15:Sheet1.H15</svg:desc>
                </draw:g>
              </table:table-cell>
              <table:table-cell office:value-type="string">
                <text:p>7-body</text:p>
                <draw:g>
                  <svg:desc>Sheet1.I15:Sheet1.I15</svg:desc>
                </draw:g>
              </table:table-cell>
              <table:table-cell office:value-type="string">
                <text:p>8-body</text:p>
                <draw:g>
                  <svg:desc>Sheet1.J15:Sheet1.J15</svg:desc>
                </draw:g>
              </table:table-cell>
              <table:table-cell office:value-type="string">
                <text:p>NB0(2)</text:p>
                <draw:g>
                  <svg:desc>Sheet1.K15:Sheet1.K15</svg:desc>
                </draw:g>
              </table:table-cell>
              <table:table-cell office:value-type="string">
                <text:p>NB1(2)</text:p>
                <draw:g>
                  <svg:desc>Sheet1.L15:Sheet1.L15</svg:desc>
                </draw:g>
              </table:table-cell>
              <table:table-cell office:value-type="string">
                <text:p>NB2(2)</text:p>
                <draw:g>
                  <svg:desc>Sheet1.M15:Sheet1.M15</svg:desc>
                </draw:g>
              </table:table-cell>
              <table:table-cell office:value-type="string">
                <text:p>NB3(2)</text:p>
                <draw:g>
                  <svg:desc>Sheet1.N15:Sheet1.N15</svg:desc>
                </draw:g>
              </table:table-cell>
              <table:table-cell office:value-type="string">
                <text:p>NB4(2)</text:p>
                <draw:g>
                  <svg:desc>Sheet1.O15:Sheet1.O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16:Sheet1.A27</svg:desc>
                </draw:g>
              </table:table-cell>
              <table:table-cell office:value-type="float" office:value="-0">
                <text:p>-0</text:p>
                <draw:g>
                  <svg:desc>Sheet1.B16:Sheet1.B27</svg:desc>
                </draw:g>
              </table:table-cell>
              <table:table-cell office:value-type="float" office:value="-0">
                <text:p>-0</text:p>
                <draw:g>
                  <svg:desc>Sheet1.C16:Sheet1.C27</svg:desc>
                </draw:g>
              </table:table-cell>
              <table:table-cell office:value-type="float" office:value="0.999610555426138">
                <text:p>0.999610555426138</text:p>
                <draw:g>
                  <svg:desc>Sheet1.D16:Sheet1.D27</svg:desc>
                </draw:g>
              </table:table-cell>
              <table:table-cell office:value-type="float" office:value="0.999625344461786">
                <text:p>0.999625344461786</text:p>
                <draw:g>
                  <svg:desc>Sheet1.E16:Sheet1.E27</svg:desc>
                </draw:g>
              </table:table-cell>
              <table:table-cell office:value-type="float" office:value="1">
                <text:p>1</text:p>
                <draw:g>
                  <svg:desc>Sheet1.F16:Sheet1.F27</svg:desc>
                </draw:g>
              </table:table-cell>
              <table:table-cell office:value-type="float" office:value="1">
                <text:p>1</text:p>
                <draw:g>
                  <svg:desc>Sheet1.G16:Sheet1.G27</svg:desc>
                </draw:g>
              </table:table-cell>
              <table:table-cell office:value-type="float" office:value="1">
                <text:p>1</text:p>
                <draw:g>
                  <svg:desc>Sheet1.H16:Sheet1.H27</svg:desc>
                </draw:g>
              </table:table-cell>
              <table:table-cell office:value-type="float" office:value="1">
                <text:p>1</text:p>
                <draw:g>
                  <svg:desc>Sheet1.I16:Sheet1.I27</svg:desc>
                </draw:g>
              </table:table-cell>
              <table:table-cell office:value-type="float" office:value="1">
                <text:p>1</text:p>
                <draw:g>
                  <svg:desc>Sheet1.J16:Sheet1.J27</svg:desc>
                </draw:g>
              </table:table-cell>
              <table:table-cell office:value-type="float" office:value="0.992916052511515">
                <text:p>0.992916052511515</text:p>
                <draw:g>
                  <svg:desc>Sheet1.K16:Sheet1.K27</svg:desc>
                </draw:g>
              </table:table-cell>
              <table:table-cell office:value-type="float" office:value="0.992916052511515">
                <text:p>0.992916052511515</text:p>
                <draw:g>
                  <svg:desc>Sheet1.L16:Sheet1.L27</svg:desc>
                </draw:g>
              </table:table-cell>
              <table:table-cell office:value-type="float" office:value="1">
                <text:p>1</text:p>
                <draw:g>
                  <svg:desc>Sheet1.M16:Sheet1.M27</svg:desc>
                </draw:g>
              </table:table-cell>
              <table:table-cell office:value-type="float" office:value="1">
                <text:p>1</text:p>
                <draw:g>
                  <svg:desc>Sheet1.N16:Sheet1.N27</svg:desc>
                </draw:g>
              </table:table-cell>
              <table:table-cell office:value-type="float" office:value="1">
                <text:p>1</text:p>
                <draw:g>
                  <svg:desc>Sheet1.O16:Sheet1.O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8425135185189">
                <text:p>0.998425135185189</text:p>
              </table:table-cell>
              <table:table-cell office:value-type="float" office:value="0.998480200388717">
                <text:p>0.9984802003887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99973079234314">
                <text:p>0.999973079234314</text:p>
              </table:table-cell>
              <table:table-cell office:value-type="float" office:value="0.999974302905165">
                <text:p>0.999974302905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3570243133551">
                <text:p>0.993570243133551</text:p>
              </table:table-cell>
              <table:table-cell office:value-type="float" office:value="0.993797033807175">
                <text:p>0.993797033807175</text:p>
              </table:table-cell>
              <table:table-cell office:value-type="float" office:value="0.999984920832903">
                <text:p>0.999984920832903</text:p>
              </table:table-cell>
              <table:table-cell office:value-type="float" office:value="0.999986730332894">
                <text:p>0.999986730332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99740638325348">
                <text:p>0.999740638325348</text:p>
              </table:table-cell>
              <table:table-cell office:value-type="float" office:value="0.999756320659073">
                <text:p>0.999756320659073</text:p>
              </table:table-cell>
              <table:table-cell office:value-type="float" office:value="0.999999698416632">
                <text:p>0.999999698416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73794263147426">
                <text:p>0.973794263147426</text:p>
              </table:table-cell>
              <table:table-cell office:value-type="float" office:value="0.974734848504276">
                <text:p>0.974734848504276</text:p>
              </table:table-cell>
              <table:table-cell office:value-type="float" office:value="0.999730120296887">
                <text:p>0.999730120296887</text:p>
              </table:table-cell>
              <table:table-cell office:value-type="float" office:value="0.999764926937926">
                <text:p>0.999764926937926</text:p>
              </table:table-cell>
              <table:table-cell office:value-type="float" office:value="0.999998827565782">
                <text:p>0.999998827565782</text:p>
              </table:table-cell>
              <table:table-cell office:value-type="float" office:value="0.999999120674337">
                <text:p>0.999999120674337</text:p>
              </table:table-cell>
              <table:table-cell office:value-type="float" office:value="1">
                <text:p>1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97386790667207">
                <text:p>0.997386790667207</text:p>
              </table:table-cell>
              <table:table-cell office:value-type="float" office:value="0.99754221147913">
                <text:p>0.99754221147913</text:p>
              </table:table-cell>
              <table:table-cell office:value-type="float" office:value="0.999982266932341">
                <text:p>0.999982266932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00083150602262">
                <text:p>0.900083150602262</text:p>
              </table:table-cell>
              <table:table-cell office:value-type="float" office:value="0.903536602856298">
                <text:p>0.903536602856298</text:p>
              </table:table-cell>
              <table:table-cell office:value-type="float" office:value="0.995145288466677">
                <text:p>0.995145288466677</text:p>
              </table:table-cell>
              <table:table-cell office:value-type="float" office:value="0.995795043876166">
                <text:p>0.995795043876166</text:p>
              </table:table-cell>
              <table:table-cell office:value-type="float" office:value="0.999895964278664">
                <text:p>0.999895964278664</text:p>
              </table:table-cell>
              <table:table-cell office:value-type="float" office:value="0.999926686352935">
                <text:p>0.999926686352935</text:p>
              </table:table-cell>
              <table:table-cell office:value-type="float" office:value="0.999999046974573">
                <text:p>0.999999046974573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975198604867807">
                <text:p>0.975198604867807</text:p>
              </table:table-cell>
              <table:table-cell office:value-type="float" office:value="0.976521144246691">
                <text:p>0.976521144246691</text:p>
              </table:table-cell>
              <table:table-cell office:value-type="float" office:value="0.999144477736609">
                <text:p>0.99914447773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710560855284215">
                <text:p>0.710560855284215</text:p>
              </table:table-cell>
              <table:table-cell office:value-type="float" office:value="0.718704059073718">
                <text:p>0.718704059073718</text:p>
              </table:table-cell>
              <table:table-cell office:value-type="float" office:value="0.938681941834489">
                <text:p>0.938681941834489</text:p>
              </table:table-cell>
              <table:table-cell office:value-type="float" office:value="0.94580007963028">
                <text:p>0.94580007963028</text:p>
              </table:table-cell>
              <table:table-cell office:value-type="float" office:value="0.992856509490907">
                <text:p>0.992856509490907</text:p>
              </table:table-cell>
              <table:table-cell office:value-type="float" office:value="0.994899773801321">
                <text:p>0.994899773801321</text:p>
              </table:table-cell>
              <table:table-cell office:value-type="float" office:value="NaN">
                <text:p>NaN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56919563933331">
                <text:p>0.856919563933331</text:p>
              </table:table-cell>
              <table:table-cell office:value-type="float" office:value="0.862373076398441">
                <text:p>0.862373076398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496392219215583">
                <text:p>0.496392219215583</text:p>
              </table:table-cell>
              <table:table-cell office:value-type="float" office:value="0.507453378408965">
                <text:p>0.507453378408965</text:p>
              </table:table-cell>
              <table:table-cell office:value-type="float" office:value="0.77189299296853">
                <text:p>0.77189299296853</text:p>
              </table:table-cell>
              <table:table-cell office:value-type="float" office:value="0.790709747984571">
                <text:p>0.790709747984571</text:p>
              </table:table-cell>
              <table:table-cell office:value-type="float" office:value="0.919421193060339">
                <text:p>0.919421193060339</text:p>
              </table:table-cell>
              <table:table-cell office:value-type="float" office:value="0.935994587669113">
                <text:p>0.935994587669113</text:p>
              </table:table-cell>
              <table:table-cell office:value-type="float" office:value="NaN">
                <text:p>NaN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664923420944001">
                <text:p>0.664923420944001</text:p>
              </table:table-cell>
              <table:table-cell office:value-type="float" office:value="0.67336039518923">
                <text:p>0.67336039518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89667961738325">
                <text:p>0.389667961738325</text:p>
              </table:table-cell>
              <table:table-cell office:value-type="float" office:value="0.402050265563883">
                <text:p>0.402050265563883</text:p>
              </table:table-cell>
              <table:table-cell office:value-type="float" office:value="0.651123624328574">
                <text:p>0.651123624328574</text:p>
              </table:table-cell>
              <table:table-cell office:value-type="float" office:value="0.674934799049225">
                <text:p>0.674934799049225</text:p>
              </table:table-cell>
              <table:table-cell office:value-type="float" office:value="0.825697744914095">
                <text:p>0.825697744914095</text:p>
              </table:table-cell>
              <table:table-cell office:value-type="float" office:value="0.853313000517522">
                <text:p>0.853313000517522</text:p>
              </table:table-cell>
              <table:table-cell office:value-type="float" office:value="NaN">
                <text:p>NaN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0.560282322608436">
                <text:p>0.560282322608436</text:p>
              </table:table-cell>
              <table:table-cell office:value-type="float" office:value="0.56853278852668">
                <text:p>0.56853278852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46103038301619">
                <text:p>0.346103038301619</text:p>
              </table:table-cell>
              <table:table-cell office:value-type="float" office:value="0.359335800844441">
                <text:p>0.359335800844441</text:p>
              </table:table-cell>
              <table:table-cell office:value-type="float" office:value="0.595306146925124">
                <text:p>0.595306146925124</text:p>
              </table:table-cell>
              <table:table-cell office:value-type="float" office:value="0.621016317194631">
                <text:p>0.621016317194631</text:p>
              </table:table-cell>
              <table:table-cell office:value-type="float" office:value="0.773974346092295">
                <text:p>0.773974346092295</text:p>
              </table:table-cell>
              <table:table-cell office:value-type="float" office:value="0.806186621554269">
                <text:p>0.806186621554269</text:p>
              </table:table-cell>
              <table:table-cell office:value-type="float" office:value="NaN">
                <text:p>NaN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0.519225008302702">
                <text:p>0.519225008302702</text:p>
              </table:table-cell>
              <table:table-cell office:value-type="float" office:value="0.526290352619595">
                <text:p>0.52629035261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27427637901645">
                <text:p>0.327427637901645</text:p>
              </table:table-cell>
              <table:table-cell office:value-type="float" office:value="0.341196683359672">
                <text:p>0.341196683359672</text:p>
              </table:table-cell>
              <table:table-cell office:value-type="float" office:value="0.570335877622448">
                <text:p>0.570335877622448</text:p>
              </table:table-cell>
              <table:table-cell office:value-type="float" office:value="0.596942198886229">
                <text:p>0.596942198886229</text:p>
              </table:table-cell>
              <table:table-cell office:value-type="float" office:value="0.749571146459709">
                <text:p>0.749571146459709</text:p>
              </table:table-cell>
              <table:table-cell office:value-type="float" office:value="0.783850178161101">
                <text:p>0.783850178161101</text:p>
              </table:table-cell>
              <table:table-cell office:value-type="float" office:value="NaN">
                <text:p>NaN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0.503057504246938">
                <text:p>0.503057504246938</text:p>
              </table:table-cell>
              <table:table-cell office:value-type="float" office:value="0.509050399538813">
                <text:p>0.509050399538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8869985392618">
                <text:p>0.318869985392618</text:p>
              </table:table-cell>
              <table:table-cell office:value-type="float" office:value="0.332944414150169">
                <text:p>0.332944414150169</text:p>
              </table:table-cell>
              <table:table-cell office:value-type="float" office:value="0.558695884568292">
                <text:p>0.558695884568292</text:p>
              </table:table-cell>
              <table:table-cell office:value-type="float" office:value="0.585752870271977">
                <text:p>0.585752870271977</text:p>
              </table:table-cell>
              <table:table-cell office:value-type="float" office:value="0.737967713914514">
                <text:p>0.737967713914514</text:p>
              </table:table-cell>
              <table:table-cell office:value-type="float" office:value="0.773235589365326">
                <text:p>0.773235589365326</text:p>
              </table:table-cell>
              <table:table-cell office:value-type="float" office:value="NaN">
                <text:p>NaN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0.496195812113748">
                <text:p>0.496195812113748</text:p>
              </table:table-cell>
              <table:table-cell office:value-type="float" office:value="0.501483492459046">
                <text:p>0.501483492459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4781361474429">
                <text:p>0.314781361474429</text:p>
              </table:table-cell>
              <table:table-cell office:value-type="float" office:value="0.329019027273155">
                <text:p>0.329019027273155</text:p>
              </table:table-cell>
              <table:table-cell office:value-type="float" office:value="0.55309153742642">
                <text:p>0.55309153742642</text:p>
              </table:table-cell>
              <table:table-cell office:value-type="float" office:value="0.580376376964816">
                <text:p>0.580376376964816</text:p>
              </table:table-cell>
              <table:table-cell office:value-type="float" office:value="0.732332817804911">
                <text:p>0.732332817804911</text:p>
              </table:table-cell>
              <table:table-cell office:value-type="float" office:value="0.768085703390218">
                <text:p>0.768085703390218</text:p>
              </table:table-cell>
              <table:table-cell office:value-type="float" office:value="NaN">
                <text:p>NaN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0.493083023029641">
                <text:p>0.493083023029641</text:p>
              </table:table-cell>
              <table:table-cell office:value-type="float" office:value="0.497967206744363">
                <text:p>0.49796720674436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minimum="0.01" chart:maximum="0.5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1cm" svg:stroke-color="#b3b3b3"/>
    </style:style>
    <style:style style:name="ch6" style:family="chart">
      <style:graphic-properties svg:stroke-width="0.025cm" svg:stroke-color="#dddddd"/>
    </style:style>
    <style:style style:name="ch7" style:family="chart" style:data-style-name="N124">
      <style:chart-properties chart:display-label="true" chart:tick-marks-major-inner="false" chart:tick-marks-major-outer="false" chart:logarithmic="false" chart:minimum="0.75" chart:maximum="1" chart:origin="0" chart:reverse-direction="false" text:line-break="false" loext:try-staggering-first="false" chart:link-data-style-to-source="true" chart:axis-position="1" chart:axis-label-position="outside-start"/>
      <style:graphic-properties svg:stroke-width="0.152cm"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-dash="Fine_20_Dashed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0.964cm" style:legend-expansion="high" chart:style-name="ch2"/>
        <chart:plot-area chart:style-name="ch3" table:cell-range-address="Sheet1.A16:Sheet1.O27 Sheet1.B15:Sheet1.O15" chart:data-source-has-labels="row" svg:x="0.32cm" svg:y="0.18cm" svg:width="12.078cm" svg:height="8.64cm">
          <chartooo:coordinate-region svg:x="1.669cm" svg:y="0.379cm" svg:width="10.729cm" svg:height="7.944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6:Sheet1.B27" chart:label-cell-address="Sheet1.B15:Sheet1.B15" chart:class="chart:scatter">
            <chart:domain table:cell-range-address="Sheet1.A16:Sheet1.A27"/>
            <chart:data-point chart:repeated="12"/>
          </chart:series>
          <chart:series chart:style-name="ch10" chart:values-cell-range-address="Sheet1.C16:Sheet1.C27" chart:label-cell-address="Sheet1.C15:Sheet1.C15" chart:class="chart:scatter">
            <chart:data-point chart:repeated="12"/>
          </chart:series>
          <chart:series chart:style-name="ch11" chart:values-cell-range-address="Sheet1.D16:Sheet1.D27" chart:label-cell-address="Sheet1.D15:Sheet1.D15" chart:class="chart:scatter">
            <chart:data-point chart:repeated="12"/>
          </chart:series>
          <chart:series chart:style-name="ch12" chart:values-cell-range-address="Sheet1.E16:Sheet1.E27" chart:label-cell-address="Sheet1.E15:Sheet1.E15" chart:class="chart:scatter">
            <chart:data-point chart:repeated="12"/>
          </chart:series>
          <chart:series chart:style-name="ch13" chart:values-cell-range-address="Sheet1.F16:Sheet1.F27" chart:label-cell-address="Sheet1.F15:Sheet1.F15" chart:class="chart:scatter">
            <chart:data-point chart:repeated="12"/>
          </chart:series>
          <chart:series chart:style-name="ch14" chart:values-cell-range-address="Sheet1.G16:Sheet1.G27" chart:label-cell-address="Sheet1.G15:Sheet1.G15" chart:class="chart:scatter">
            <chart:data-point chart:repeated="12"/>
          </chart:series>
          <chart:series chart:style-name="ch15" chart:values-cell-range-address="Sheet1.H16:Sheet1.H27" chart:label-cell-address="Sheet1.H15:Sheet1.H15" chart:class="chart:scatter">
            <chart:data-point chart:repeated="12"/>
          </chart:series>
          <chart:series chart:style-name="ch16" chart:values-cell-range-address="Sheet1.I16:Sheet1.I27" chart:label-cell-address="Sheet1.I15:Sheet1.I15" chart:class="chart:scatter">
            <chart:data-point chart:repeated="12"/>
          </chart:series>
          <chart:series chart:style-name="ch17" chart:values-cell-range-address="Sheet1.J16:Sheet1.J27" chart:label-cell-address="Sheet1.J15:Sheet1.J15" chart:class="chart:scatter">
            <chart:data-point chart:repeated="12"/>
          </chart:series>
          <chart:series chart:style-name="ch18" chart:values-cell-range-address="Sheet1.K16:Sheet1.K27" chart:label-cell-address="Sheet1.K15:Sheet1.K15" chart:class="chart:scatter">
            <chart:data-point chart:repeated="12"/>
          </chart:series>
          <chart:series chart:style-name="ch19" chart:values-cell-range-address="Sheet1.L16:Sheet1.L27" chart:label-cell-address="Sheet1.L15:Sheet1.L15" chart:class="chart:scatter">
            <chart:data-point chart:repeated="12"/>
          </chart:series>
          <chart:series chart:style-name="ch20" chart:values-cell-range-address="Sheet1.M16:Sheet1.M27" chart:label-cell-address="Sheet1.M15:Sheet1.M15" chart:class="chart:scatter">
            <chart:data-point chart:repeated="12"/>
          </chart:series>
          <chart:series chart:style-name="ch21" chart:values-cell-range-address="Sheet1.N16:Sheet1.N27" chart:label-cell-address="Sheet1.N15:Sheet1.N15" chart:class="chart:scatter">
            <chart:data-point chart:repeated="12"/>
          </chart:series>
          <chart:series chart:style-name="ch22" chart:values-cell-range-address="Sheet1.O16:Sheet1.O27" chart:label-cell-address="Sheet1.O15:Sheet1.O15" chart:class="chart:scatter">
            <chart:data-point chart:repeated="1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-body</text:p>
                <draw:g>
                  <svg:desc>Sheet1.B15:Sheet1.B15</svg:desc>
                </draw:g>
              </table:table-cell>
              <table:table-cell office:value-type="string">
                <text:p>1-body</text:p>
                <draw:g>
                  <svg:desc>Sheet1.C15:Sheet1.C15</svg:desc>
                </draw:g>
              </table:table-cell>
              <table:table-cell office:value-type="string">
                <text:p>2-body</text:p>
                <draw:g>
                  <svg:desc>Sheet1.D15:Sheet1.D15</svg:desc>
                </draw:g>
              </table:table-cell>
              <table:table-cell office:value-type="string">
                <text:p>3-body</text:p>
                <draw:g>
                  <svg:desc>Sheet1.E15:Sheet1.E15</svg:desc>
                </draw:g>
              </table:table-cell>
              <table:table-cell office:value-type="string">
                <text:p>4-body</text:p>
                <draw:g>
                  <svg:desc>Sheet1.F15:Sheet1.F15</svg:desc>
                </draw:g>
              </table:table-cell>
              <table:table-cell office:value-type="string">
                <text:p>5-body</text:p>
                <draw:g>
                  <svg:desc>Sheet1.G15:Sheet1.G15</svg:desc>
                </draw:g>
              </table:table-cell>
              <table:table-cell office:value-type="string">
                <text:p>6-body</text:p>
                <draw:g>
                  <svg:desc>Sheet1.H15:Sheet1.H15</svg:desc>
                </draw:g>
              </table:table-cell>
              <table:table-cell office:value-type="string">
                <text:p>7-body</text:p>
                <draw:g>
                  <svg:desc>Sheet1.I15:Sheet1.I15</svg:desc>
                </draw:g>
              </table:table-cell>
              <table:table-cell office:value-type="string">
                <text:p>8-body</text:p>
                <draw:g>
                  <svg:desc>Sheet1.J15:Sheet1.J15</svg:desc>
                </draw:g>
              </table:table-cell>
              <table:table-cell office:value-type="string">
                <text:p>NB0(2)</text:p>
                <draw:g>
                  <svg:desc>Sheet1.K15:Sheet1.K15</svg:desc>
                </draw:g>
              </table:table-cell>
              <table:table-cell office:value-type="string">
                <text:p>NB1(2)</text:p>
                <draw:g>
                  <svg:desc>Sheet1.L15:Sheet1.L15</svg:desc>
                </draw:g>
              </table:table-cell>
              <table:table-cell office:value-type="string">
                <text:p>NB2(2)</text:p>
                <draw:g>
                  <svg:desc>Sheet1.M15:Sheet1.M15</svg:desc>
                </draw:g>
              </table:table-cell>
              <table:table-cell office:value-type="string">
                <text:p>NB3(2)</text:p>
                <draw:g>
                  <svg:desc>Sheet1.N15:Sheet1.N15</svg:desc>
                </draw:g>
              </table:table-cell>
              <table:table-cell office:value-type="string">
                <text:p>NB4(2)</text:p>
                <draw:g>
                  <svg:desc>Sheet1.O15:Sheet1.O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16:Sheet1.A27</svg:desc>
                </draw:g>
              </table:table-cell>
              <table:table-cell office:value-type="float" office:value="-0">
                <text:p>-0</text:p>
                <draw:g>
                  <svg:desc>Sheet1.B16:Sheet1.B27</svg:desc>
                </draw:g>
              </table:table-cell>
              <table:table-cell office:value-type="float" office:value="-0">
                <text:p>-0</text:p>
                <draw:g>
                  <svg:desc>Sheet1.C16:Sheet1.C27</svg:desc>
                </draw:g>
              </table:table-cell>
              <table:table-cell office:value-type="float" office:value="0.999610555426138">
                <text:p>0.999610555426138</text:p>
                <draw:g>
                  <svg:desc>Sheet1.D16:Sheet1.D27</svg:desc>
                </draw:g>
              </table:table-cell>
              <table:table-cell office:value-type="float" office:value="0.999625344461786">
                <text:p>0.999625344461786</text:p>
                <draw:g>
                  <svg:desc>Sheet1.E16:Sheet1.E27</svg:desc>
                </draw:g>
              </table:table-cell>
              <table:table-cell office:value-type="float" office:value="1">
                <text:p>1</text:p>
                <draw:g>
                  <svg:desc>Sheet1.F16:Sheet1.F27</svg:desc>
                </draw:g>
              </table:table-cell>
              <table:table-cell office:value-type="float" office:value="1">
                <text:p>1</text:p>
                <draw:g>
                  <svg:desc>Sheet1.G16:Sheet1.G27</svg:desc>
                </draw:g>
              </table:table-cell>
              <table:table-cell office:value-type="float" office:value="1">
                <text:p>1</text:p>
                <draw:g>
                  <svg:desc>Sheet1.H16:Sheet1.H27</svg:desc>
                </draw:g>
              </table:table-cell>
              <table:table-cell office:value-type="float" office:value="1">
                <text:p>1</text:p>
                <draw:g>
                  <svg:desc>Sheet1.I16:Sheet1.I27</svg:desc>
                </draw:g>
              </table:table-cell>
              <table:table-cell office:value-type="float" office:value="1">
                <text:p>1</text:p>
                <draw:g>
                  <svg:desc>Sheet1.J16:Sheet1.J27</svg:desc>
                </draw:g>
              </table:table-cell>
              <table:table-cell office:value-type="float" office:value="0.992916052511515">
                <text:p>0.992916052511515</text:p>
                <draw:g>
                  <svg:desc>Sheet1.K16:Sheet1.K27</svg:desc>
                </draw:g>
              </table:table-cell>
              <table:table-cell office:value-type="float" office:value="0.992916052511515">
                <text:p>0.992916052511515</text:p>
                <draw:g>
                  <svg:desc>Sheet1.L16:Sheet1.L27</svg:desc>
                </draw:g>
              </table:table-cell>
              <table:table-cell office:value-type="float" office:value="1">
                <text:p>1</text:p>
                <draw:g>
                  <svg:desc>Sheet1.M16:Sheet1.M27</svg:desc>
                </draw:g>
              </table:table-cell>
              <table:table-cell office:value-type="float" office:value="1">
                <text:p>1</text:p>
                <draw:g>
                  <svg:desc>Sheet1.N16:Sheet1.N27</svg:desc>
                </draw:g>
              </table:table-cell>
              <table:table-cell office:value-type="float" office:value="1">
                <text:p>1</text:p>
                <draw:g>
                  <svg:desc>Sheet1.O16:Sheet1.O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8425135185189">
                <text:p>0.998425135185189</text:p>
              </table:table-cell>
              <table:table-cell office:value-type="float" office:value="0.998480200388717">
                <text:p>0.9984802003887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99973079234314">
                <text:p>0.999973079234314</text:p>
              </table:table-cell>
              <table:table-cell office:value-type="float" office:value="0.999974302905165">
                <text:p>0.999974302905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3570243133551">
                <text:p>0.993570243133551</text:p>
              </table:table-cell>
              <table:table-cell office:value-type="float" office:value="0.993797033807175">
                <text:p>0.993797033807175</text:p>
              </table:table-cell>
              <table:table-cell office:value-type="float" office:value="0.999984920832903">
                <text:p>0.999984920832903</text:p>
              </table:table-cell>
              <table:table-cell office:value-type="float" office:value="0.999986730332894">
                <text:p>0.999986730332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99740638325348">
                <text:p>0.999740638325348</text:p>
              </table:table-cell>
              <table:table-cell office:value-type="float" office:value="0.999756320659073">
                <text:p>0.999756320659073</text:p>
              </table:table-cell>
              <table:table-cell office:value-type="float" office:value="0.999999698416632">
                <text:p>0.999999698416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73794263147426">
                <text:p>0.973794263147426</text:p>
              </table:table-cell>
              <table:table-cell office:value-type="float" office:value="0.974734848504276">
                <text:p>0.974734848504276</text:p>
              </table:table-cell>
              <table:table-cell office:value-type="float" office:value="0.999730120296887">
                <text:p>0.999730120296887</text:p>
              </table:table-cell>
              <table:table-cell office:value-type="float" office:value="0.999764926937926">
                <text:p>0.999764926937926</text:p>
              </table:table-cell>
              <table:table-cell office:value-type="float" office:value="0.999998827565782">
                <text:p>0.999998827565782</text:p>
              </table:table-cell>
              <table:table-cell office:value-type="float" office:value="0.999999120674337">
                <text:p>0.999999120674337</text:p>
              </table:table-cell>
              <table:table-cell office:value-type="float" office:value="1">
                <text:p>1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97386790667207">
                <text:p>0.997386790667207</text:p>
              </table:table-cell>
              <table:table-cell office:value-type="float" office:value="0.99754221147913">
                <text:p>0.99754221147913</text:p>
              </table:table-cell>
              <table:table-cell office:value-type="float" office:value="0.999982266932341">
                <text:p>0.999982266932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00083150602262">
                <text:p>0.900083150602262</text:p>
              </table:table-cell>
              <table:table-cell office:value-type="float" office:value="0.903536602856298">
                <text:p>0.903536602856298</text:p>
              </table:table-cell>
              <table:table-cell office:value-type="float" office:value="0.995145288466677">
                <text:p>0.995145288466677</text:p>
              </table:table-cell>
              <table:table-cell office:value-type="float" office:value="0.995795043876166">
                <text:p>0.995795043876166</text:p>
              </table:table-cell>
              <table:table-cell office:value-type="float" office:value="0.999895964278664">
                <text:p>0.999895964278664</text:p>
              </table:table-cell>
              <table:table-cell office:value-type="float" office:value="0.999926686352935">
                <text:p>0.999926686352935</text:p>
              </table:table-cell>
              <table:table-cell office:value-type="float" office:value="0.999999046974573">
                <text:p>0.999999046974573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975198604867807">
                <text:p>0.975198604867807</text:p>
              </table:table-cell>
              <table:table-cell office:value-type="float" office:value="0.976521144246691">
                <text:p>0.976521144246691</text:p>
              </table:table-cell>
              <table:table-cell office:value-type="float" office:value="0.999144477736609">
                <text:p>0.99914447773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710560855284215">
                <text:p>0.710560855284215</text:p>
              </table:table-cell>
              <table:table-cell office:value-type="float" office:value="0.718704059073718">
                <text:p>0.718704059073718</text:p>
              </table:table-cell>
              <table:table-cell office:value-type="float" office:value="0.938681941834489">
                <text:p>0.938681941834489</text:p>
              </table:table-cell>
              <table:table-cell office:value-type="float" office:value="0.94580007963028">
                <text:p>0.94580007963028</text:p>
              </table:table-cell>
              <table:table-cell office:value-type="float" office:value="0.992856509490907">
                <text:p>0.992856509490907</text:p>
              </table:table-cell>
              <table:table-cell office:value-type="float" office:value="0.994899773801321">
                <text:p>0.994899773801321</text:p>
              </table:table-cell>
              <table:table-cell office:value-type="float" office:value="NaN">
                <text:p>NaN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56919563933331">
                <text:p>0.856919563933331</text:p>
              </table:table-cell>
              <table:table-cell office:value-type="float" office:value="0.862373076398441">
                <text:p>0.862373076398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496392219215583">
                <text:p>0.496392219215583</text:p>
              </table:table-cell>
              <table:table-cell office:value-type="float" office:value="0.507453378408965">
                <text:p>0.507453378408965</text:p>
              </table:table-cell>
              <table:table-cell office:value-type="float" office:value="0.77189299296853">
                <text:p>0.77189299296853</text:p>
              </table:table-cell>
              <table:table-cell office:value-type="float" office:value="0.790709747984571">
                <text:p>0.790709747984571</text:p>
              </table:table-cell>
              <table:table-cell office:value-type="float" office:value="0.919421193060339">
                <text:p>0.919421193060339</text:p>
              </table:table-cell>
              <table:table-cell office:value-type="float" office:value="0.935994587669113">
                <text:p>0.935994587669113</text:p>
              </table:table-cell>
              <table:table-cell office:value-type="float" office:value="NaN">
                <text:p>NaN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664923420944001">
                <text:p>0.664923420944001</text:p>
              </table:table-cell>
              <table:table-cell office:value-type="float" office:value="0.67336039518923">
                <text:p>0.67336039518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89667961738325">
                <text:p>0.389667961738325</text:p>
              </table:table-cell>
              <table:table-cell office:value-type="float" office:value="0.402050265563883">
                <text:p>0.402050265563883</text:p>
              </table:table-cell>
              <table:table-cell office:value-type="float" office:value="0.651123624328574">
                <text:p>0.651123624328574</text:p>
              </table:table-cell>
              <table:table-cell office:value-type="float" office:value="0.674934799049225">
                <text:p>0.674934799049225</text:p>
              </table:table-cell>
              <table:table-cell office:value-type="float" office:value="0.825697744914095">
                <text:p>0.825697744914095</text:p>
              </table:table-cell>
              <table:table-cell office:value-type="float" office:value="0.853313000517522">
                <text:p>0.853313000517522</text:p>
              </table:table-cell>
              <table:table-cell office:value-type="float" office:value="NaN">
                <text:p>NaN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0.560282322608436">
                <text:p>0.560282322608436</text:p>
              </table:table-cell>
              <table:table-cell office:value-type="float" office:value="0.56853278852668">
                <text:p>0.56853278852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46103038301619">
                <text:p>0.346103038301619</text:p>
              </table:table-cell>
              <table:table-cell office:value-type="float" office:value="0.359335800844441">
                <text:p>0.359335800844441</text:p>
              </table:table-cell>
              <table:table-cell office:value-type="float" office:value="0.595306146925124">
                <text:p>0.595306146925124</text:p>
              </table:table-cell>
              <table:table-cell office:value-type="float" office:value="0.621016317194631">
                <text:p>0.621016317194631</text:p>
              </table:table-cell>
              <table:table-cell office:value-type="float" office:value="0.773974346092295">
                <text:p>0.773974346092295</text:p>
              </table:table-cell>
              <table:table-cell office:value-type="float" office:value="0.806186621554269">
                <text:p>0.806186621554269</text:p>
              </table:table-cell>
              <table:table-cell office:value-type="float" office:value="NaN">
                <text:p>NaN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0.519225008302702">
                <text:p>0.519225008302702</text:p>
              </table:table-cell>
              <table:table-cell office:value-type="float" office:value="0.526290352619595">
                <text:p>0.52629035261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27427637901645">
                <text:p>0.327427637901645</text:p>
              </table:table-cell>
              <table:table-cell office:value-type="float" office:value="0.341196683359672">
                <text:p>0.341196683359672</text:p>
              </table:table-cell>
              <table:table-cell office:value-type="float" office:value="0.570335877622448">
                <text:p>0.570335877622448</text:p>
              </table:table-cell>
              <table:table-cell office:value-type="float" office:value="0.596942198886229">
                <text:p>0.596942198886229</text:p>
              </table:table-cell>
              <table:table-cell office:value-type="float" office:value="0.749571146459709">
                <text:p>0.749571146459709</text:p>
              </table:table-cell>
              <table:table-cell office:value-type="float" office:value="0.783850178161101">
                <text:p>0.783850178161101</text:p>
              </table:table-cell>
              <table:table-cell office:value-type="float" office:value="NaN">
                <text:p>NaN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0.503057504246938">
                <text:p>0.503057504246938</text:p>
              </table:table-cell>
              <table:table-cell office:value-type="float" office:value="0.509050399538813">
                <text:p>0.509050399538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8869985392618">
                <text:p>0.318869985392618</text:p>
              </table:table-cell>
              <table:table-cell office:value-type="float" office:value="0.332944414150169">
                <text:p>0.332944414150169</text:p>
              </table:table-cell>
              <table:table-cell office:value-type="float" office:value="0.558695884568292">
                <text:p>0.558695884568292</text:p>
              </table:table-cell>
              <table:table-cell office:value-type="float" office:value="0.585752870271977">
                <text:p>0.585752870271977</text:p>
              </table:table-cell>
              <table:table-cell office:value-type="float" office:value="0.737967713914514">
                <text:p>0.737967713914514</text:p>
              </table:table-cell>
              <table:table-cell office:value-type="float" office:value="0.773235589365326">
                <text:p>0.773235589365326</text:p>
              </table:table-cell>
              <table:table-cell office:value-type="float" office:value="NaN">
                <text:p>NaN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0.496195812113748">
                <text:p>0.496195812113748</text:p>
              </table:table-cell>
              <table:table-cell office:value-type="float" office:value="0.501483492459046">
                <text:p>0.501483492459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4781361474429">
                <text:p>0.314781361474429</text:p>
              </table:table-cell>
              <table:table-cell office:value-type="float" office:value="0.329019027273155">
                <text:p>0.329019027273155</text:p>
              </table:table-cell>
              <table:table-cell office:value-type="float" office:value="0.55309153742642">
                <text:p>0.55309153742642</text:p>
              </table:table-cell>
              <table:table-cell office:value-type="float" office:value="0.580376376964816">
                <text:p>0.580376376964816</text:p>
              </table:table-cell>
              <table:table-cell office:value-type="float" office:value="0.732332817804911">
                <text:p>0.732332817804911</text:p>
              </table:table-cell>
              <table:table-cell office:value-type="float" office:value="0.768085703390218">
                <text:p>0.768085703390218</text:p>
              </table:table-cell>
              <table:table-cell office:value-type="float" office:value="NaN">
                <text:p>NaN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0.493083023029641">
                <text:p>0.493083023029641</text:p>
              </table:table-cell>
              <table:table-cell office:value-type="float" office:value="0.497967206744363">
                <text:p>0.49796720674436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